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72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0.06mm"/>
    </style:style>
    <style:style style:name="co8" style:family="table-column">
      <style:table-column-properties fo:break-before="auto" style:column-width="139.7mm"/>
    </style:style>
    <style:style style:name="co9" style:family="table-column">
      <style:table-column-properties fo:break-before="auto" style:column-width="109.47mm"/>
    </style:style>
    <style:style style:name="co10" style:family="table-column">
      <style:table-column-properties fo:break-before="auto" style:column-width="20.5mm"/>
    </style:style>
    <style:style style:name="co11" style:family="table-column">
      <style:table-column-properties fo:break-before="auto" style:column-width="24.59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7da7d8"/>
    </style:style>
    <style:style style:name="ce3" style:family="table-cell" style:parent-style-name="Default">
      <style:table-cell-properties fo:background-color="#59c5c7"/>
    </style:style>
    <style:style style:name="ce4" style:family="table-cell" style:parent-style-name="Default">
      <style:table-cell-properties fo:background-color="#fff200"/>
      <style:text-properties style:use-window-font-color="true"/>
    </style:style>
    <style:style style:name="ce5" style:family="table-cell" style:parent-style-name="Default">
      <style:table-cell-properties fo:background-color="#f68e76"/>
    </style:style>
    <style:style style:name="ce6" style:family="table-cell" style:parent-style-name="Default">
      <style:table-cell-properties fo:background-color="#00a65d"/>
    </style:style>
    <style:style style:name="ce7" style:family="table-cell" style:parent-style-name="Default">
      <style:table-cell-properties fo:background-color="#bd7cb5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add58a"/>
    </style:style>
    <style:style style:name="ce10" style:family="table-cell" style:parent-style-name="Default">
      <style:table-cell-properties fo:background-color="#a09600"/>
    </style:style>
    <style:style style:name="ce11" style:family="table-cell" style:parent-style-name="Default">
      <style:table-cell-properties fo:background-color="#fff200"/>
      <style:map style:condition="cell-content()=1" style:apply-style-name="Good" style:base-cell-address="Planilha3.B1"/>
    </style:style>
    <style:style style:name="ce12" style:family="table-cell" style:parent-style-name="Default">
      <style:map style:condition="cell-content()=1" style:apply-style-name="Good" style:base-cell-address="Planilha3.B1"/>
    </style:style>
    <style:style style:name="ce13" style:family="table-cell" style:parent-style-name="Default">
      <style:map style:condition="cell-content()=1" style:apply-style-name="Good" style:base-cell-address="Planilha3.B44"/>
    </style:style>
    <style:style style:name="ce14" style:family="table-cell" style:parent-style-name="Default">
      <style:map style:condition="cell-content()=1" style:apply-style-name="Good" style:base-cell-address="Planilha3.B45"/>
    </style:style>
    <style:style style:name="ce15" style:family="table-cell" style:parent-style-name="Default">
      <style:map style:condition="cell-content()=1" style:apply-style-name="Good" style:base-cell-address="Planilha3.B45"/>
    </style:style>
    <style:style style:name="ce16" style:family="table-cell" style:parent-style-name="Default">
      <style:map style:condition="cell-content()=1" style:apply-style-name="Good" style:base-cell-address="Planilha3.B45"/>
    </style:style>
    <style:style style:name="ce17" style:family="table-cell" style:parent-style-name="Default">
      <style:map style:condition="cell-content()=1" style:apply-style-name="Good" style:base-cell-address="Planilha3.B45"/>
    </style:style>
    <style:style style:name="ce18" style:family="table-cell" style:parent-style-name="Default">
      <style:map style:condition="cell-content()=1" style:apply-style-name="Good" style:base-cell-address="Planilha3.B45"/>
    </style:style>
    <style:style style:name="ce19" style:family="table-cell" style:parent-style-name="Default">
      <style:map style:condition="cell-content()=1" style:apply-style-name="Good" style:base-cell-address="Planilha3.B45"/>
    </style:style>
    <style:style style:name="ce20" style:family="table-cell" style:parent-style-name="Default">
      <style:map style:condition="cell-content()=1" style:apply-style-name="Good" style:base-cell-address="Planilha3.B45"/>
    </style:style>
    <style:style style:name="ce21" style:family="table-cell" style:parent-style-name="Default">
      <style:map style:condition="cell-content()=1" style:apply-style-name="Good" style:base-cell-address="Planilha3.B45"/>
    </style:style>
    <style:style style:name="ce22" style:family="table-cell" style:parent-style-name="Default">
      <style:map style:condition="cell-content()=1" style:apply-style-name="Good" style:base-cell-address="Planilha3.B45"/>
    </style:style>
    <style:style style:name="ce23" style:family="table-cell" style:parent-style-name="Default">
      <style:map style:condition="cell-content()=1" style:apply-style-name="Good" style:base-cell-address="Planilha3.B45"/>
    </style:style>
    <style:style style:name="ce24" style:family="table-cell" style:parent-style-name="Default">
      <style:map style:condition="cell-content()=1" style:apply-style-name="Good" style:base-cell-address="Planilha3.B45"/>
    </style:style>
    <style:style style:name="ce25" style:family="table-cell" style:parent-style-name="Default">
      <style:map style:condition="cell-content()=1" style:apply-style-name="Good" style:base-cell-address="Planilha3.B45"/>
    </style:style>
    <style:style style:name="ce26" style:family="table-cell" style:parent-style-name="Default">
      <style:map style:condition="cell-content()=1" style:apply-style-name="Good" style:base-cell-address="Planilha3.B45"/>
    </style:style>
    <style:style style:name="ce27" style:family="table-cell" style:parent-style-name="Default">
      <style:map style:condition="cell-content()=1" style:apply-style-name="Good" style:base-cell-address="Planilha3.B45"/>
    </style:style>
    <style:style style:name="ce28" style:family="table-cell" style:parent-style-name="Default">
      <style:map style:condition="cell-content()=1" style:apply-style-name="Good" style:base-cell-address="Planilha3.B45"/>
    </style:style>
    <style:style style:name="ce29" style:family="table-cell" style:parent-style-name="Default">
      <style:map style:condition="cell-content()=1" style:apply-style-name="Good" style:base-cell-address="Planilha3.B45"/>
    </style:style>
    <style:style style:name="ce30" style:family="table-cell" style:parent-style-name="Default">
      <style:map style:condition="cell-content()=1" style:apply-style-name="Good" style:base-cell-address="Planilha3.B45"/>
    </style:style>
    <style:style style:name="ce31" style:family="table-cell" style:parent-style-name="Default">
      <style:map style:condition="cell-content()=1" style:apply-style-name="Good" style:base-cell-address="Planilha3.B45"/>
    </style:style>
    <style:style style:name="ce32" style:family="table-cell" style:parent-style-name="Default">
      <style:map style:condition="cell-content()=1" style:apply-style-name="Good" style:base-cell-address="Planilha3.B45"/>
    </style:style>
    <style:style style:name="ce33" style:family="table-cell" style:parent-style-name="Default">
      <style:map style:condition="cell-content()=1" style:apply-style-name="Good" style:base-cell-address="Planilha3.B45"/>
    </style:style>
    <style:style style:name="ce34" style:family="table-cell" style:parent-style-name="Default">
      <style:map style:condition="cell-content()=1" style:apply-style-name="Good" style:base-cell-address="Planilha3.B45"/>
    </style:style>
    <style:style style:name="ce35" style:family="table-cell" style:parent-style-name="Default">
      <style:map style:condition="cell-content()=1" style:apply-style-name="Good" style:base-cell-address="Planilha3.B112"/>
    </style:style>
    <style:style style:name="ce36" style:family="table-cell" style:parent-style-name="Default">
      <style:map style:condition="cell-content()=1" style:apply-style-name="Good" style:base-cell-address="Planilha3.B114"/>
    </style:style>
    <style:style style:name="ce37" style:family="table-cell" style:parent-style-name="Default">
      <style:table-cell-properties fo:background-color="#bd7cb5"/>
      <style:map style:condition="cell-content()=1" style:apply-style-name="Good" style:base-cell-address="Planilha3.B1"/>
    </style:style>
    <style:style style:name="ce38" style:family="table-cell" style:parent-style-name="Default">
      <style:table-cell-properties fo:background-color="#5e8ac7"/>
      <style:map style:condition="cell-content()=1" style:apply-style-name="Good" style:base-cell-address="Planilha3.B1"/>
    </style:style>
    <style:style style:name="ce39" style:family="table-cell" style:parent-style-name="Default">
      <style:table-cell-properties fo:background-color="#c2e0ae"/>
      <style:map style:condition="cell-content()=1" style:apply-style-name="Good" style:base-cell-address="Planilha3.B1"/>
    </style:style>
    <style:style style:name="ce40" style:family="table-cell" style:parent-style-name="Default">
      <style:table-cell-properties fo:background-color="#f68e76"/>
      <style:map style:condition="cell-content()=1" style:apply-style-name="Good" style:base-cell-address="Planilha3.B1"/>
    </style:style>
    <style:style style:name="ce41" style:family="table-cell" style:parent-style-name="Default">
      <style:table-cell-properties fo:background-color="#a09600"/>
      <style:map style:condition="cell-content()=1" style:apply-style-name="Good" style:base-cell-address="Planilha3.B1"/>
    </style:style>
    <style:style style:name="ce42" style:family="table-cell" style:parent-style-name="Default">
      <style:table-cell-properties fo:background-color="#00a65d"/>
      <style:map style:condition="cell-content()=1" style:apply-style-name="Good" style:base-cell-address="Planilha3.B1"/>
    </style:style>
    <style:style style:name="ce43" style:family="table-cell" style:parent-style-name="Default">
      <style:table-cell-properties fo:background-color="#59c5c7"/>
      <style:map style:condition="cell-content()=1" style:apply-style-name="Good" style:base-cell-address="Planilha3.B1"/>
    </style:style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>
      <style:map style:condition="cell-content()=1" style:apply-style-name="Good" style:base-cell-address="Planilha3.K157"/>
    </style:style>
    <style:style style:name="ce48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49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50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51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52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53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54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55" style:family="table-cell" style:parent-style-name="Valor_20_da_20_tabela_20_dinâmica">
      <style:table-cell-properties fo:border-bottom="none" fo:border-left="0.99pt solid #000000" fo:border-right="none" fo:border-top="0.99pt solid #000000"/>
    </style:style>
    <style:style style:name="ce56" style:family="table-cell" style:parent-style-name="Valor_20_da_20_tabela_20_dinâmica">
      <style:table-cell-properties fo:border-bottom="none" fo:border-left="0.99pt solid #000000" fo:border-right="none" fo:border-top="none"/>
    </style:style>
    <style:style style:name="ce57" style:family="table-cell" style:parent-style-name="Valor_20_da_20_tabela_20_dinâmica">
      <style:table-cell-properties fo:border-bottom="0.99pt solid #000000" fo:border-left="0.99pt solid #000000" fo:border-right="none" fo:border-top="none"/>
    </style:style>
    <style:style style:name="ce58" style:family="table-cell" style:parent-style-name="Resultado_20_da_20_tabela_20_dinâmica">
      <style:table-cell-properties fo:border-bottom="2.01pt solid #000000" fo:border-left="0.99pt solid #000000" fo:border-right="none" fo:border-top="0.99pt solid #000000"/>
    </style:style>
    <style:style style:name="ce59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60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61" style:family="table-cell" style:parent-style-name="Valor_20_da_20_tabela_20_dinâmica">
      <style:table-cell-properties fo:border-bottom="none" fo:border-left="none" fo:border-right="none" fo:border-top="0.99pt solid #000000"/>
    </style:style>
    <style:style style:name="ce62" style:family="table-cell" style:parent-style-name="Valor_20_da_20_tabela_20_dinâmica">
      <style:table-cell-properties fo:border-bottom="0.99pt solid #000000" fo:border-left="none" fo:border-right="none" fo:border-top="none"/>
    </style:style>
    <style:style style:name="ce63" style:family="table-cell" style:parent-style-name="Resultado_20_da_20_tabela_20_dinâmica">
      <style:table-cell-properties fo:border-bottom="2.01pt solid #000000" fo:border-left="none" fo:border-right="none" fo:border-top="0.99pt solid #000000"/>
    </style:style>
    <style:style style:name="ce64" style:family="table-cell" style:parent-style-name="Valor_20_da_20_tabela_20_dinâmica">
      <style:table-cell-properties fo:border-bottom="none" fo:border-left="none" fo:border-right="0.99pt solid #000000" fo:border-top="0.99pt solid #000000"/>
    </style:style>
    <style:style style:name="ce65" style:family="table-cell" style:parent-style-name="Valor_20_da_20_tabela_20_dinâmica">
      <style:table-cell-properties fo:border-bottom="none" fo:border-left="none" fo:border-right="0.99pt solid #000000" fo:border-top="none"/>
    </style:style>
    <style:style style:name="ce66" style:family="table-cell" style:parent-style-name="Valor_20_da_20_tabela_20_dinâmica">
      <style:table-cell-properties fo:border-bottom="0.99pt solid #000000" fo:border-left="none" fo:border-right="0.99pt solid #000000" fo:border-top="none"/>
    </style:style>
    <style:style style:name="ce67" style:family="table-cell" style:parent-style-name="Resultado_20_da_20_tabela_20_dinâmica">
      <style:table-cell-properties fo:border-bottom="2.01pt solid #000000" fo:border-left="none" fo:border-right="0.99pt solid #000000" fo:border-top="0.99pt solid #000000"/>
    </style:style>
    <style:style style:name="ce68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69" style:family="table-cell" style:parent-style-name="Título_20_da_20_tabela_20_dinâmica" style:data-style-name="N0">
      <style:table-cell-properties fo:border-bottom="0.99pt solid #000000" fo:border-left="0.99pt solid #000000" fo:border-right="2.01pt solid #000000" fo:border-top="0.99pt solid #000000"/>
    </style:style>
    <style:style style:name="ce70" style:family="table-cell" style:parent-style-name="Resultado_20_da_20_tabela_20_dinâmica">
      <style:table-cell-properties fo:border-bottom="none" fo:border-left="0.99pt solid #000000" fo:border-right="2.01pt solid #000000" fo:border-top="0.99pt solid #000000"/>
    </style:style>
    <style:style style:name="ce71" style:family="table-cell" style:parent-style-name="Resultado_20_da_20_tabela_20_dinâmica">
      <style:table-cell-properties fo:border-bottom="none" fo:border-left="0.99pt solid #000000" fo:border-right="2.01pt solid #000000" fo:border-top="none"/>
    </style:style>
    <style:style style:name="ce72" style:family="table-cell" style:parent-style-name="Resultado_20_da_20_tabela_20_dinâmica">
      <style:table-cell-properties fo:border-bottom="0.99pt solid #000000" fo:border-left="0.99pt solid #000000" fo:border-right="2.01pt solid #000000" fo:border-top="none"/>
    </style:style>
    <style:style style:name="ce73" style:family="table-cell" style:parent-style-name="Resultado_20_da_20_tabela_20_dinâmica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/>
      <table:table table:name="Planilha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ce12"/>
        <table:table-column table:style-name="co3" table:default-cell-style-name="Default"/>
        <table:table-column table:style-name="co4" table:default-cell-style-name="ce45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event</text:p>
          </table:table-cell>
          <table:table-cell table:style-name="ce11" office:value-type="string" calcext:value-type="string">
            <text:p>aventureiro</text:p>
          </table:table-cell>
          <table:table-cell table:style-name="ce37" office:value-type="string" calcext:value-type="string">
            <text:p>cult</text:p>
          </table:table-cell>
          <table:table-cell table:style-name="ce38" office:value-type="string" calcext:value-type="string">
            <text:p>geek</text:p>
          </table:table-cell>
          <table:table-cell table:style-name="ce39" office:value-type="string" calcext:value-type="string">
            <text:p>hipster</text:p>
          </table:table-cell>
          <table:table-cell table:style-name="ce40" office:value-type="string" calcext:value-type="string">
            <text:p>praieiro</text:p>
          </table:table-cell>
          <table:table-cell table:style-name="ce41" office:value-type="string" calcext:value-type="string">
            <text:p>turista</text:p>
          </table:table-cell>
          <table:table-cell table:style-name="ce42" office:value-type="string" calcext:value-type="string">
            <text:p>underground</text:p>
          </table:table-cell>
          <table:table-cell table:style-name="ce43" office:value-type="string" calcext:value-type="string">
            <text:p>zeen</text:p>
          </table:table-cell>
          <table:table-cell office:value-type="string" calcext:value-type="string">
            <text:p>priority</text:p>
          </table:table-cell>
          <table:table-cell table:style-name="ce44" office:value-type="string" calcext:value-type="string">
            <text:p>resumo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º Ciclo De Marketing: Pesquisa de Marketing no ambiente digital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2:.I2])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visibility="filter">
          <table:table-cell office:value-type="string" calcext:value-type="string">
            <text:p>30º Café com Consultores da ABCO Porto Alegr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3:.I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7ª Feira Brasileira do Varejo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4:.I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Abertura da exposição Homo Machina - esculturas de Paulo Favall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5:.I5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Alma Lusitana no Cisne Branco - 2ª edição 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6:.I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quimia das Erv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:.I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ndando nos Túneis de Salvador do Su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8:.I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rduino Day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:.I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As aventuras do pequeno príncipe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0:.I1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s duas Irenes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1:.I1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steróide | 5˚ Kino Be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2:.I1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través de Iberê | Francisco Dalcol + Frant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3:.I1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utenticaMente: Mindfulness Intermediário e Avançad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4:.I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Beto Carrero Worl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15:.I1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rincando de Todas as Artes - Criação livre para Crianç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6:.I16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aminhada Noturn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7:.I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table:style-name="ce5" office:value-type="string" calcext:value-type="string">
            <text:p>Carnaval de Rua do Bloco da Diversidad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8:.I18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Carnaval Underground I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9:.I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CASCATA DA PEDRA BRANCA, POÇO DOS MORCEGOS E POÇO DAS ANDORINHA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20:.I2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erimônia de Oferenda de Lamparin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1:.I2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erimônia Roda de Rapé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2:.I2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3:.I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Congregarh 2019 - Liderança Ágil no Mundo Complexo</text:p>
          </table:table-cell>
          <table:table-cell table:number-columns-repeated="9"/>
          <table:table-cell table:formula="of:=SUM([.B24:.I2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onversa com a artista Denise Gadel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25:.I2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Apometria Xamãnic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6:.I2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Formação em Barras de Acces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7:.I2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Reiki Nivel 1 - O Desperta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:.I2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Reiki Nível 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9:.I2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NA AVANÇADO THETAHEALING™ EM PORTO ALEGR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0:.I3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Fitocosmétic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I3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Intensivo de Fotografia Híbrida - Mód.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32:.I3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Desbravando Jaquira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3:.I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esenvolva seu Potencial Criativo - Florianópol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4:.I3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Design Your Life: na prática! - 5ª e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35:.I3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Dia Internacional do Yog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6:.I3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Eneagrama autoconhecimento de sua <text:s/>essên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7:.I3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Espanhol com Ar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38:.I3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Exposição O auge e o ab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9:.I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Feira do Aeromovel 10ª ed. - 26/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0:.I4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eira do Vinil de Poa no Casa Azul - 20/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41:.I4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2:.I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érias na Bibliotec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43:.I4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esta da Uva | Fernando e Sorocaba + Amado Batista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4:.I4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esta da Uva | Zé Neto e Cristiano + Anitta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5:.I4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Festa Da Uva 2019 – Oficial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6:.I4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Festiqueijo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7:.I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Festival de Cerveja e Gastronomia + La Movida Bazar &amp; Art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8:.I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estival Gaia - Sítio Terra Cristal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49:.I4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ICA Comitê - Financiamento Coletivo Autônomo e Festa de 9 anos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formula="of:=SUM([.B50:.I5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iltro dos Sonhos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8"/>
          <table:table-cell table:formula="of:=SUM([.B51:.I5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/>
          <table:table-cell table:formula="of:=SUM([.B52:.I52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Frida Kahlo À Revolução! no 20º Porto Verão Alegre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3:.I5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amestorming - Os jogos tem muito a nos ensinar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4:.I5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Gramado Summit 2019</text:p>
          </table:table-cell>
          <table:table-cell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55:.I5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ackatown Porto Alegre | Mobilidade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6:.I5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Harakiri (1962) no Capitólio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57:.I5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istorietas Assombradas | Sesc Canoas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58:.I5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auguração do coLIBRE Artístico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59:.I5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dependência financeira para mulheres l Roda de conversa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0:.I6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trodução às Práticas de Meditação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1:.I6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anual Prático da Mulher Moderna | Sesc Canoas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62:.I6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ditação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3:.I6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ditação, Disciplina e Consciência Alimentar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4:.I6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etup #1 Mulheres de Produto (Porto Alegre)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5:.I6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ga Revel - Feira Cultural - Edição Férias Praça Júlio Mesquit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6:.I6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u dinheiro sumiu e agora? Controle para não ser control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7:.I6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indfulness no Pôr do So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68:.I6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Mostra Hayao Miyazaki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69:.I6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otofest Ceu Azul P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70:.I7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ountain Do Praia do Ros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71:.I7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úsica na Praça Estado de Israe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72:.I72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Nossa Irmã Mais Nov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3:.I7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 Fantasma da Ópera : Excursão Ofi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4:.I7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 - Fotografia, cidade, histó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75:.I75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 de Invertid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6:.I7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s de Verão 2019 @Cordas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77:.I7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s Dois Gêmeos Venezianos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8:.I7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s homens do triângulo rosa no Porto Verão Alegre 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9:.I7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alestra Informativa Gratuita Grupos de Estudos 2019</text:p>
          </table:table-cell>
          <table:table-cell table:number-columns-repeated="9"/>
          <table:table-cell table:formula="of:=SUM([.B80:.I80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1:.I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Pois é Vizinh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82:.I8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Quer Surpreender o Mercado?</text:p>
          </table:table-cell>
          <table:table-cell table:number-columns-repeated="9"/>
          <table:table-cell table:formula="of:=SUM([.B83:.I8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Quinta SWAG!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4:.I8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ecepção De Srila Gurudev No RS!</text:p>
          </table:table-cell>
          <table:table-cell table:number-columns-repeated="9"/>
          <table:table-cell table:formula="of:=SUM([.B85:.I8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eiki 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86:.I8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H Fora da Caixa: D I V E R S I D A D E</text:p>
          </table:table-cell>
          <table:table-cell table:number-columns-repeated="9"/>
          <table:table-cell table:formula="of:=SUM([.B87:.I8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odada Empreendedora</text:p>
          </table:table-cell>
          <table:table-cell table:number-columns-repeated="9"/>
          <table:table-cell table:formula="of:=SUM([.B88:.I8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alto do Yucumã e Ametista do Su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89:.I8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0:.I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Satsanga - História de Shiv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91:.I9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 meu Ponto G falasse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92:.I9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en Experience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93:.I9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RRA DO RIO DO RASTRO, SERRA DO CORVO BRANCO,PIRÂMIDES SAGRADA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4:.I9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ssão especial de "Roma" na Cinemateca Capitólio Petrobr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95:.I95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. Patrick's D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6:.I9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TOC Uma Comédia Obsessiva Compulsi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97:.I9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avessia Cassino x Chuí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8:.I9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ekking Ninho das Águias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9:.I9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ekking Sítio Grünes Paradies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0:.I10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ilhas Ecológicas em Maquiné com a @triploverstur 13/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1:.I10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TT - Travessia Torres Tramandaí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2:.I10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Um Panorama Visto da Ponte em Porto Alegre/RS</text:p>
          </table:table-cell>
          <table:table-cell table:number-columns-repeated="9"/>
          <table:table-cell table:formula="of:=SUM([.B103:.I10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Vivência Purificando os Pensamento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04:.I10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- Bandhas</text:p>
          </table:table-cell>
          <table:table-cell table:number-columns-repeated="9"/>
          <table:table-cell table:formula="of:=SUM([.B105:.I10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Design Thinking para o RH - 15ª edição</text:p>
          </table:table-cell>
          <table:table-cell table:number-columns-repeated="9"/>
          <table:table-cell table:formula="of:=SUM([.B106:.I10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Os pilares para inovação em cooperativas - 2ª edição</text:p>
          </table:table-cell>
          <table:table-cell table:number-columns-repeated="9"/>
          <table:table-cell table:formula="of:=SUM([.B107:.I10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: Empatia para Liderança Disruptiva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08:.I10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09:.I1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erenata Ilumina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0:.I11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Masterpl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1:.I1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oma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" table:formula="of:=SUM([.B112:.I1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/>
          <table:table-cell table:style-name="Default" table:number-columns-repeated="8"/>
          <table:table-cell/>
          <table:table-cell table:formula="of:=SUM([.B114:.I114])" office:value-type="float" office:value="99" calcext:value-type="float">
            <text:p>99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36" table:formula="of:=SUM([.B2:.B109])" office:value-type="float" office:value="13" calcext:value-type="float">
            <text:p>13</text:p>
          </table:table-cell>
          <table:table-cell table:style-name="ce36" table:formula="of:=SUM([.C2:.C109])" office:value-type="float" office:value="27" calcext:value-type="float">
            <text:p>27</text:p>
          </table:table-cell>
          <table:table-cell table:style-name="ce36" table:formula="of:=SUM([.D2:.D109])" office:value-type="float" office:value="10" calcext:value-type="float">
            <text:p>10</text:p>
          </table:table-cell>
          <table:table-cell table:style-name="ce36" table:formula="of:=SUM([.E2:.E109])" office:value-type="float" office:value="12" calcext:value-type="float">
            <text:p>12</text:p>
          </table:table-cell>
          <table:table-cell table:style-name="ce36" table:formula="of:=SUM([.F2:.F109])" office:value-type="float" office:value="5" calcext:value-type="float">
            <text:p>5</text:p>
          </table:table-cell>
          <table:table-cell table:style-name="ce36" table:formula="of:=SUM([.G2:.G109])" office:value-type="float" office:value="6" calcext:value-type="float">
            <text:p>6</text:p>
          </table:table-cell>
          <table:table-cell table:style-name="ce36" table:formula="of:=SUM([.H2:.H109])" office:value-type="float" office:value="2" calcext:value-type="float">
            <text:p>2</text:p>
          </table:table-cell>
          <table:table-cell table:style-name="ce36" table:formula="of:=SUM([.I2:.I109])" office:value-type="float" office:value="24" calcext:value-type="float">
            <text:p>24</text:p>
          </table:table-cell>
          <table:table-cell/>
          <table:table-cell table:formula="of:=SUM([.B114:.I114])" office:value-type="float" office:value="99" calcext:value-type="float">
            <text:p>99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5:.I11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6:.I11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7:.I11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8:.I11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9:.I11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0:.I12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1:.I12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2:.I12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3:.I12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4:.I12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5:.I12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6:.I12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7:.I12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8:.I12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9:.I12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0:.I13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1:.I13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2:.I13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3:.I13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4:.I13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5:.I13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6:.I13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7:.I13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8:.I13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9:.I13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0:.I14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1:.I14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2:.I14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3:.I14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4:.I14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5:.I14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6:.I14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7:.I14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8:.I14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9:.I14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0:.I15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1:.I15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2:.I15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3:.I15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4:.I15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10"/>
          <table:table-cell table:style-name="ce47" office:value-type="string" calcext:value-type="string">
            <text:p>0, 0, 0, 0, 0, 0, 0, 0, 0, 0, 0, 0, 0, 0, 0, 0, 0, 0, 0, 0, 0, 1, 1</text:p>
          </table:table-cell>
          <table:table-cell table:number-columns-repeated="101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0"/>
        </table:table-row>
        <table:table-row table:style-name="ro1" table:number-rows-repeated="1048416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Planilha3.B1:Planilha3.B43 Planilha3.C115:Planilha3.I1048576 Planilha3.B66:Planilha3.B111 Planilha3.C1:Planilha3.I111 Planilha3.B115:Planilha3.B158 Planilha3.B160:Planilha3.B1048576">
            <calcext:condition calcext:apply-style-name="Good" calcext:value="=1" calcext:base-cell-address="Planilha3.B1"/>
          </calcext:conditional-format>
          <calcext:conditional-format calcext:target-range-address="Planilha3.K158:Planilha3.K1048576 Planilha3.K113:Planilha3.K156 Planilha3.K1:Planilha3.K111">
            <calcext:color-scale>
              <calcext:color-scale-entry calcext:value="0" calcext:type="number" calcext:color="#f68e76"/>
              <calcext:color-scale-entry calcext:value="50" calcext:type="percentile" calcext:color="#add58a"/>
              <calcext:color-scale-entry calcext:value="0" calcext:type="maximum" calcext:color="#fff9ae"/>
            </calcext:color-scale>
          </calcext:conditional-format>
          <calcext:conditional-format calcext:target-range-address="Planilha3.B45:Planilha3.B65">
            <calcext:condition calcext:apply-style-name="Good" calcext:value="=1" calcext:base-cell-address="Planilha3.B45"/>
          </calcext:conditional-format>
          <calcext:conditional-format calcext:target-range-address="Planilha3.B44:Planilha3.B44">
            <calcext:condition calcext:apply-style-name="Good" calcext:value="=1" calcext:base-cell-address="Planilha3.B44"/>
          </calcext:conditional-format>
          <calcext:conditional-format calcext:target-range-address="Planilha3.B45:Planilha3.B45">
            <calcext:condition calcext:apply-style-name="Good" calcext:value="=1" calcext:base-cell-address="Planilha3.B45"/>
          </calcext:conditional-format>
          <calcext:conditional-format calcext:target-range-address="Planilha3.B46:Planilha3.B46">
            <calcext:condition calcext:apply-style-name="Good" calcext:value="=1" calcext:base-cell-address="Planilha3.B46"/>
          </calcext:conditional-format>
          <calcext:conditional-format calcext:target-range-address="Planilha3.B47:Planilha3.B47">
            <calcext:condition calcext:apply-style-name="Good" calcext:value="=1" calcext:base-cell-address="Planilha3.B47"/>
          </calcext:conditional-format>
          <calcext:conditional-format calcext:target-range-address="Planilha3.B48:Planilha3.B48">
            <calcext:condition calcext:apply-style-name="Good" calcext:value="=1" calcext:base-cell-address="Planilha3.B48"/>
          </calcext:conditional-format>
          <calcext:conditional-format calcext:target-range-address="Planilha3.B49:Planilha3.B49">
            <calcext:condition calcext:apply-style-name="Good" calcext:value="=1" calcext:base-cell-address="Planilha3.B49"/>
          </calcext:conditional-format>
          <calcext:conditional-format calcext:target-range-address="Planilha3.B50:Planilha3.B50">
            <calcext:condition calcext:apply-style-name="Good" calcext:value="=1" calcext:base-cell-address="Planilha3.B50"/>
          </calcext:conditional-format>
          <calcext:conditional-format calcext:target-range-address="Planilha3.B51:Planilha3.B51">
            <calcext:condition calcext:apply-style-name="Good" calcext:value="=1" calcext:base-cell-address="Planilha3.B51"/>
          </calcext:conditional-format>
          <calcext:conditional-format calcext:target-range-address="Planilha3.B52:Planilha3.B52">
            <calcext:condition calcext:apply-style-name="Good" calcext:value="=1" calcext:base-cell-address="Planilha3.B52"/>
          </calcext:conditional-format>
          <calcext:conditional-format calcext:target-range-address="Planilha3.B53:Planilha3.B53">
            <calcext:condition calcext:apply-style-name="Good" calcext:value="=1" calcext:base-cell-address="Planilha3.B53"/>
          </calcext:conditional-format>
          <calcext:conditional-format calcext:target-range-address="Planilha3.B54:Planilha3.B54">
            <calcext:condition calcext:apply-style-name="Good" calcext:value="=1" calcext:base-cell-address="Planilha3.B54"/>
          </calcext:conditional-format>
          <calcext:conditional-format calcext:target-range-address="Planilha3.B55:Planilha3.B55">
            <calcext:condition calcext:apply-style-name="Good" calcext:value="=1" calcext:base-cell-address="Planilha3.B55"/>
          </calcext:conditional-format>
          <calcext:conditional-format calcext:target-range-address="Planilha3.B56:Planilha3.B56">
            <calcext:condition calcext:apply-style-name="Good" calcext:value="=1" calcext:base-cell-address="Planilha3.B56"/>
          </calcext:conditional-format>
          <calcext:conditional-format calcext:target-range-address="Planilha3.B57:Planilha3.B57">
            <calcext:condition calcext:apply-style-name="Good" calcext:value="=1" calcext:base-cell-address="Planilha3.B57"/>
          </calcext:conditional-format>
          <calcext:conditional-format calcext:target-range-address="Planilha3.B58:Planilha3.B58">
            <calcext:condition calcext:apply-style-name="Good" calcext:value="=1" calcext:base-cell-address="Planilha3.B58"/>
          </calcext:conditional-format>
          <calcext:conditional-format calcext:target-range-address="Planilha3.B59:Planilha3.B59">
            <calcext:condition calcext:apply-style-name="Good" calcext:value="=1" calcext:base-cell-address="Planilha3.B59"/>
          </calcext:conditional-format>
          <calcext:conditional-format calcext:target-range-address="Planilha3.B60:Planilha3.B60">
            <calcext:condition calcext:apply-style-name="Good" calcext:value="=1" calcext:base-cell-address="Planilha3.B60"/>
          </calcext:conditional-format>
          <calcext:conditional-format calcext:target-range-address="Planilha3.B61:Planilha3.B61">
            <calcext:condition calcext:apply-style-name="Good" calcext:value="=1" calcext:base-cell-address="Planilha3.B61"/>
          </calcext:conditional-format>
          <calcext:conditional-format calcext:target-range-address="Planilha3.B62:Planilha3.B62">
            <calcext:condition calcext:apply-style-name="Good" calcext:value="=1" calcext:base-cell-address="Planilha3.B62"/>
          </calcext:conditional-format>
          <calcext:conditional-format calcext:target-range-address="Planilha3.B63:Planilha3.B63">
            <calcext:condition calcext:apply-style-name="Good" calcext:value="=1" calcext:base-cell-address="Planilha3.B63"/>
          </calcext:conditional-format>
          <calcext:conditional-format calcext:target-range-address="Planilha3.B64:Planilha3.B64">
            <calcext:condition calcext:apply-style-name="Good" calcext:value="=1" calcext:base-cell-address="Planilha3.B64"/>
          </calcext:conditional-format>
          <calcext:conditional-format calcext:target-range-address="Planilha3.B114:Planilha3.I114">
            <calcext:condition calcext:apply-style-name="Good" calcext:value="=1" calcext:base-cell-address="Planilha3.B114"/>
          </calcext:conditional-format>
          <calcext:conditional-format calcext:target-range-address="Planilha3.K157:Planilha3.K157">
            <calcext:condition calcext:apply-style-name="Good" calcext:value="=1" calcext:base-cell-address="Planilha3.K157"/>
          </calcext:conditional-format>
          <calcext:conditional-format calcext:target-range-address="Planilha3.B112:Planilha3.I112">
            <calcext:condition calcext:apply-style-name="Good" calcext:value="=1" calcext:base-cell-address="Planilha3.B112"/>
          </calcext:conditional-format>
          <calcext:conditional-format calcext:target-range-address="Planilha3.K112:Planilha3.K112">
            <calcext:color-scale>
              <calcext:color-scale-entry calcext:value="0" calcext:type="number" calcext:color="#f68e76"/>
              <calcext:color-scale-entry calcext:value="50" calcext:type="percentile" calcext:color="#add58a"/>
              <calcext:color-scale-entry calcext:value="0" calcext:type="maximum" calcext:color="#fff9ae"/>
            </calcext:color-scale>
          </calcext:conditional-format>
        </calcext:conditional-formats>
      </table:table>
      <table:table table:name="Planilha4" table:style-name="ta1">
        <office:forms form:automatic-focus="false" form:apply-design-mode="false"/>
        <table:table-column table:style-name="co7" table:default-cell-style-name="ce2"/>
        <table:table-column table:style-name="co6" table:number-columns-repeated="9" table:default-cell-style-name="Default"/>
        <table:table-row table:style-name="ro1">
          <table:table-cell table:style-name="Default" office:value-type="string" calcext:value-type="string">
            <text:p>event</text:p>
          </table:table-cell>
          <table:table-cell office:value-type="string" calcext:value-type="string">
            <text:p>aventureir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Arduino Day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Do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utenticaMente: Mindfulness Intermediário e Avançad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aminhada Noturn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Festa Da Uva 2019 – Ofic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eira do Aeromovel 10ª ed. - 26/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arnaval Underground I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Desbravando Jaquira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Exposição O auge e o ab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Festiqueij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Festival de Cerveja e Gastronomia + La Movida Bazar &amp; Ar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rida Kahlo À Revolução! no 20º Porto Verão Ale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torming - Os jogos tem muito a nos ensin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indfulness no Pôr do So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t. Patrick's D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erenata Ilumina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Masterpl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lanilha5" table:style-name="ta1">
        <office:forms form:automatic-focus="false" form:apply-design-mode="false"/>
        <table:table-column table:style-name="co7" table:default-cell-style-name="ce2"/>
        <table:table-column table:style-name="co6" table:number-columns-repeated="9" table:default-cell-style-name="Default"/>
        <table:table-row table:style-name="ro1">
          <table:table-cell table:style-name="Default" office:value-type="string" calcext:value-type="string">
            <text:p>event</text:p>
          </table:table-cell>
          <table:table-cell office:value-type="string" calcext:value-type="string">
            <text:p>aventureir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zeen</text:p>
          </table:table-cell>
          <table:table-cell/>
        </table:table-row>
        <table:table-row table:style-name="ro1">
          <table:table-cell office:value-type="string" calcext:value-type="string">
            <text:p>Arduino Day 201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6" office:value-type="string" calcext:value-type="string">
            <text:p>Dom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arnawow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4" office:value-type="string" calcext:value-type="string">
            <text:p>Bike Tour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Festa Da Uva 2019 – Ofi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eira do Aeromovel 10ª ed. - 26/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rugadão Virada Ner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uaça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Mindfulness no Pôr do So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rilha da Fortaleza-Parque de Itapuã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Exposição | Cecily Brown: se o paraíso fosse assim tão b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string" calcext:value-type="string">
            <text:p>Festiqueij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. Patrick's D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9" office:value-type="string" calcext:value-type="string">
            <text:p>Feira Me Gus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asterplano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Frida Kahlo À Revolução! no 20º Porto Verão Ale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5" office:value-type="string" calcext:value-type="string">
            <text:p>Serenata Iluminad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9"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a dinâmica_svm-classification-events-v1-events_1" table:style-name="ta1">
        <office:forms form:automatic-focus="false" form:apply-design-mode="false"/>
        <table:table-column table:style-name="co8" table:default-cell-style-name="ce51"/>
        <table:table-column table:style-name="co6" table:default-cell-style-name="ce56"/>
        <table:table-column table:style-name="co6" table:number-columns-repeated="7" table:default-cell-style-name="Valor_20_da_20_tabela_20_dinâmica"/>
        <table:table-column table:style-name="co6" table:default-cell-style-name="ce65"/>
        <table:table-column table:style-name="co6" table:default-cell-style-name="ce71"/>
        <table:table-row table:style-name="ro1">
          <table:table-cell table:style-name="ce48" office:value-type="string" calcext:value-type="string">
            <text:p>Soma - persona</text:p>
          </table:table-cell>
          <table:table-cell table:style-name="ce53" office:value-type="string" calcext:value-type="string">
            <text:p>Dados</text:p>
          </table:table-cell>
          <table:table-cell table:style-name="ce59" table:number-columns-repeated="8"/>
          <table:table-cell table:style-name="ce68"/>
        </table:table-row>
        <table:table-row table:style-name="ro1">
          <table:table-cell table:style-name="ce49" office:value-type="string" calcext:value-type="string">
            <text:p>event</text:p>
          </table:table-cell>
          <table:table-cell table:style-name="ce54" office:value-type="string" calcext:value-type="string">
            <text:p>aventureiro</text:p>
          </table:table-cell>
          <table:table-cell table:style-name="ce60" office:value-type="string" calcext:value-type="string">
            <text:p>cult</text:p>
          </table:table-cell>
          <table:table-cell table:style-name="ce60" office:value-type="string" calcext:value-type="string">
            <text:p>geek</text:p>
          </table:table-cell>
          <table:table-cell table:style-name="ce60" office:value-type="string" calcext:value-type="string">
            <text:p>hipster</text:p>
          </table:table-cell>
          <table:table-cell table:style-name="ce60" office:value-type="string" calcext:value-type="string">
            <text:p>praieiro</text:p>
          </table:table-cell>
          <table:table-cell table:style-name="ce60" office:value-type="string" calcext:value-type="string">
            <text:p>spam</text:p>
          </table:table-cell>
          <table:table-cell table:style-name="ce60" office:value-type="string" calcext:value-type="string">
            <text:p>turista</text:p>
          </table:table-cell>
          <table:table-cell table:style-name="ce60" office:value-type="string" calcext:value-type="string">
            <text:p>underground</text:p>
          </table:table-cell>
          <table:table-cell table:style-name="ce60" office:value-type="string" calcext:value-type="string">
            <text:p>zeen</text:p>
          </table:table-cell>
          <table:table-cell table:style-name="ce69" office:value-type="string" calcext:value-type="string">
            <text:p>Total Resultado</text:p>
          </table:table-cell>
        </table:table-row>
        <table:table-row table:style-name="ro1">
          <table:table-cell table:style-name="ce50" office:value-type="string" calcext:value-type="string">
            <text:p>1º Ciclo De Marketing: Pesquisa de Marketing no ambiente digital</text:p>
          </table:table-cell>
          <table:table-cell table:style-name="ce55"/>
          <table:table-cell table:style-name="ce61" table:number-columns-repeated="7"/>
          <table:table-cell table:style-name="ce64"/>
          <table:table-cell table:style-name="ce70"/>
        </table:table-row>
        <table:table-row table:style-name="ro1">
          <table:table-cell office:value-type="string" calcext:value-type="string">
            <text:p>30º Café com Consultores da ABCO Port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ª Feira Brasileira do Varej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ertura da exposição Homo Machina - esculturas de Paulo Favall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ma Lusitana no Cisne Branco - 2ª edição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quimia das Erv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ndo nos Túneis de Salvador do S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Day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 aventuras do pequeno príncipe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 duas Irene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eróide | 5˚ Kino Be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ravés de Iberê | Francisco Dalcol + Frant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tenticaMente: Mindfulness Intermediário e Avançad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o Carrero Worl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ncando de Todas as Artes - Criação livre para Crianç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inhada Noturn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naval de Rua do Bloco da Diversida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naval Underground 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CATA DA PEDRA BRANCA, POÇO DOS MORCEGOS E POÇO DAS ANDORINH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rimônia de Oferenda de Lamparin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rimônia Roda de Rap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ne Iberê| Cinema mudo com música ao viv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gregarh 2019 - Liderança Ágil no Mundo Complex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versa com a artista Denise Gadelh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Apometria Xamãni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Formação em Barras de Acc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Reiki Nivel 1 - O Despert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Reiki Nível 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NA AVANÇADO THETAHEALING™ EM PORT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Fitocosméti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Intensivo de Fotografia Híbrida - Mód.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bravando Jaquira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envolva seu Potencial Criativo - Florianópol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ign Your Life: na prática! - 5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a Internacional do Yog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eagrama autoconhecimento de sua <text:s/>essênc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nhol com Ar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osição O auge e o abism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do Aeromovel 10ª ed. - 26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do Vinil de Poa no Casa Azul - 20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Vegana Notur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érias na Bibliotec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| Fernando e Sorocaba + Amado Batis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| Zé Neto e Cristiano + Anit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2019 – Ofic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queij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val de Cerveja e Gastronomia + La Movida Bazar &amp; Art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val Gaia - Sítio Terra Cris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CA Comitê - Financiamento Coletivo Autônomo e Festa de 9 a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ro dos Sonh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mação - Métodos Ágeis para Gestão de Pess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ida Kahlo À Revolução! no 20º Porto Verã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mestorming - Os jogos tem muito a nos ensin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mado Summit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rakiri (1962) no Capitól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storietas Assombrada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auguração do coLIBRE Artísti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pendência financeira para mulheres l Roda de convers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rodução às Práticas de Medita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ual Prático da Mulher Modern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ta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tação, Disciplina e Consciência Aliment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etup #1 Mulheres de Produto (Porto Alegr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u dinheiro sumiu e agora? Controle para não ser controlad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dfulness no Pôr do S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stra Hayao Miyazaki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ofest Ceu Azul P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 Do Praia do Ros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úsica na Praça Estado de Isra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ssa Irmã Mais Nov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 Fantasma da Ópera : Excursão Ofic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 - Fotografia, cidade, histór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 de Inverti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s de Verão 2019 @Cor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 Dois Gêmeos Veneziano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 homens do triângulo rosa no Porto Verão Alegre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lestra Informativa Gratuita Grupos de Estudo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cnic Cultural no Museu - Edição nº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is é Vizinh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er Surpreender o Mercado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inta SWAG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epção De Srila Gurudev No RS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iki 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 Fora da Caixa: D I V E R S I D A D 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dada Empreended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to do Yucumã e Ametista do S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ão José dos Ausentes | Pásco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tsanga - História de Shiv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 meu Ponto G falasse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n Experience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RA DO RIO DO RASTRO, SERRA DO CORVO BRANCO,PIRÂMIDES SAGRA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ssão especial de "Roma" na Cinemateca Capitólio Petrobr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. Patrick's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C Uma Comédia Obsessiva Compulsiv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ssia Cassino x Chu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kking Ninho das Águia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kking Sítio Grünes Paradie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lhas Ecológicas em Maquiné com a @triploverstur 13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TT - Travessia Torres Tramanda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m Panorama Visto da Ponte em Porto Alegre/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vência Purificando os Pensament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- Bandh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Design Thinking para o RH - 15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Os pilares para inovação em cooperativas - 2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: Empatia para Liderança Disruptiva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ga no Parque Malwee</text:p>
          </table:table-cell>
          <table:table-cell table:style-name="ce57"/>
          <table:table-cell table:style-name="ce62" table:number-columns-repeated="7"/>
          <table:table-cell table:style-name="ce66"/>
          <table:table-cell table:style-name="ce72"/>
        </table:table-row>
        <table:table-row table:style-name="ro1">
          <table:table-cell table:style-name="ce52" office:value-type="string" calcext:value-type="string">
            <text:p>Total Resultado</text:p>
          </table:table-cell>
          <table:table-cell table:style-name="ce58"/>
          <table:table-cell table:style-name="ce63" table:number-columns-repeated="7"/>
          <table:table-cell table:style-name="ce67"/>
          <table:table-cell table:style-name="ce73"/>
        </table:table-row>
      </table:table>
      <table:table table:name="svm-classification-events-v1-event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_b</text:p>
          </table:table-cell>
          <table:table-cell office:value-type="string" calcext:value-type="string">
            <text:p>label_c</text:p>
          </table:table-cell>
          <table:table-cell office:value-type="string" calcext:value-type="string">
            <text:p>label_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persona</text:p>
          </table:table-cell>
        </table:table-row>
        <table:table-row table:style-name="ro1" table:visibility="filter">
          <table:table-cell office:value-type="string" calcext:value-type="string">
            <text:p>[Ribeirão Preto/SP] Palestra: Como Transformar a Sua Vida em 8 Passos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• Resenha de Verão ~ Open Bar no RafaShow •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 SENTE O CLIMA na Fusion 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★★ Illusionize ★ Sábado 02.Fev ★★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★★ Mc Gustta ★ Sábado 19/Jan ★ Stage Music Club ★★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0dB w/ Praslesh (Praslea + Raresh) [a:rpia:r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Bailão Da Por Do Sol Comemorando 2 Anos De Aniversá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Feijoada do Projeto Cultural Música na P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Rodeio Narrador Gledison Da Ros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° Fest Car de Mondaí S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ª Edição de "Uma Noite de Salsa e Bachata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Curso: Aval Psicológica P/ Pilotos e Comissários de Bor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Curso: Avaliação Psicológica Orientação Profiss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Rodeio De Vaca Mecâ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.01 Festa na Prai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° Rodeio Internacional de Sole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ª Edição de "Uma Noite de Salsa e Bachata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3/01: Mulheres do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6 Convenção de Bruxas e Magos em Paranapiaca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6º Curso Capacitação em Avaliação Psicológica p/ Porte de Ar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8 e 19/01 Metá Met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8/01 - Musa do Verão - Entrada Free 50 primeiros*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.01 • Arregaçada na Selva - OPEN BAR Corote Flavo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.01 B-Day Hell 2 Anos @Show Edy Lemon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/01: É Bom D+ Retrô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ª Confraternização 2019 Instituto Conexão Favela &amp; Ar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ª Parada Do Orgulho LGBT De Nilópolis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lateral: Urbanist Music// VIB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Almoço Sertanej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Beer Fest do 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º Ciclo De Marketing: Pesquisa de Marketing no ambiente digital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Oficinas de Verão 2019 @Cord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1º Colônia de Férias do Motociclista - MotoCriOnça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Encontro Beneficente do Quadrado Club Marau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Festival Ganjah #03Anos MP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Guanabara Bay Metal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Mati Chop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Ressaca do Ano | Patrick Vieira | DJs Reside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Rodeio Crioulo Estadual do Piquete Dom Ermi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° CORINGAS FEST C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0/01/19 Aniversário Do Cacique De Ramos e do Grupo Fundo de Qui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1° Rodeio Interestadual CTG Estância do Imigrante - Selbach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2 Amaral Peixoto Avenue (Iron Maiden Cover) no Easy Rid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2. Summer Open Air Straßgräbchen 9 Mainacts &amp;18 Artist DJ´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3.02 • CarnaVRAU #conv. Social Emoji • Open Bar Coro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4/02 - Grindhouse 2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4° Festa da Gruta Barra do Galv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5º Curso: Técnica de Zulliger (Individual e Coletivo) 30% OF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8º Rodeio Interestadual e 6º Leilão Cri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º Cadaver Moto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º Campeonato de TA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 Ilha do Governador Biker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* Noite De Cumb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° Deutsches Fest Pelo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0ª Chapada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0º Café com Consultores da ABCO Porto Alegre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31° Rodeio Crioulo Nacional de Veranópolis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1º Festival Internacional de Balonismo de Torres |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1º Rodeio Crioulo De Giruá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3: O Ápi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4° Carijo da Canção Gaúc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4° Rodeio Crioulo QL Faustino Bertold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ª Formação em Recrutamento e Seleção- 4 Módul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º Bolão entre amigos em Japur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° EDIÇÃO SUMMER FU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6º Festival de Chopp &amp; Escolha das Soberanas do Municíp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ª Festa Da Ovel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Carna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Ensaio Tambores de Olokun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Festival de Marcha-Rancho do Ó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ª Turma:Especialização em Psicologia do Trânsito -Pós-Gradu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º Turma: Especialização em Avaliação Psicológ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º Turma: Especialização em Neuropsicolo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Anos - Dance ImPar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Carnaval Underground II</text:p>
          </table:table-cell>
          <table:table-cell office:value-type="string" calcext:value-type="string">
            <text:p>hipster</text:p>
          </table:table-cell>
        </table:table-row>
        <table:table-row table:style-name="ro1" table:visibility="filter">
          <table:table-cell office:value-type="string" calcext:value-type="string">
            <text:p>6ª Edição de "Uma Noite de Samba e Forró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6º Curso de Formação em Avaliação Psicológica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º Edição Samba da Minha Terr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Meetup #1 Mulheres de Produto (Porto Alegre)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6º Encontro de Blocos Burlescos de Arroi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70 Não é 07 - Aniversário Academia do Sam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ª Feira Brasileira do Varejo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1º Ciclo De Marketing: Pesquisa de Marketing no ambiente digital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7º Curso de Formação em Psicologia Hospital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ª Festa das Cores no Camping Pedro Osó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º Curso: Psicologia Hospitalar em unidades Fechadas - UTI - 20%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º FestCar 285 Club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ª Edição de "Uma Noite de Salsa e Bachata"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Apometria Xamãnic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9º Aniversário Dragoons Moto Club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Arte que Mora em M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Cura do Beija Flor - Blumena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Cura Dos Benzimentos - Blumena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Importância das Entrevistas Preliminares em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Luz do Oriente - Festival do Conhecimento Milenar da Índ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tura da exposição Homo Machina - esculturas de Paulo Favalli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Palestra Informativa Gratuita Grupos de Estudos 2019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bertura Da Semana Farroupilha Do Grupo Nativo Tropeiro Ve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/DC Cov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/DCover no Brooks Pub Méier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QUA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driana Moreira e o Cordão da Fulerage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fection #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rodisiaca * a festa _especial after dos 15 anos de Transfus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terDellic Ecotronic de Verão | 27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grishow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kasha Rock Fest 2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lcione "Eu Sou A Marrom" em Porto Alegre/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a Lusitana no Cisne Branco - 2ª edição 2019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Reiki I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loha Sunset 4º edição - Marech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lquimia das Ervas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MA 2nd /\/\/\/\ Antes Que o Mundo Acabe /\/\/\/\ 08.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aro Freitas e Isadora Melo I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or de Verão 12.01 :: Fica Comigo :: Mc G1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or, Solidão e Reje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avitória | Fundiçao Progresso, R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ando nos Túneis de Salvador do Sul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Conversa com a artista Denise Gadelha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nimatek Black ed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iversário Beat Fanatix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iversário De 03 Anos De Casa Do Hip Hop Per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versário Zathus - 1 ano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Alquimia das Erv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nn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i fest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ony &amp; Gabrie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ony e Gabriel - Show N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erfeiçoamento Técnico e Artístico para o Pal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rca de Noé apresenta: Terra à Vista V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rduino Day 2019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rranco de Varsóv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aventuras do pequeno príncipe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Yoga no Parque Malwee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As duas Irene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Alma Lusitana no Cisne Branco - 2ª edição 2019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Aspectos Funcionais da Hemiplegia no adul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eróide | 5˚ Kino Beat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Nossa Irmã Mais Nov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stralpalooza // 16 de Fevereiro // Taber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tenção Plena: Mindfulness para as Organizaçõ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ravés de Iberê | Francisco Dalcol + Frantz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Férias na Bibliotec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tualização em Avaliação e tratamento das lesões ortoped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la Inaugural de Latina Mix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Intensivo de Fotografia Híbrida - Mód.I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utenticaMente: Mindfulness Intermediário e Avançad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xé 90 Graus &amp; Papo 90 na AABB São Francis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hataLovers - Baile de Fevereir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30º Café com Consultores da ABCO Porto Alegr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Baco Exu do Blues :: Ingressos Esgot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guncinha // DOM 20.01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ão com o Ícone JOÃO LUIZ Corrêa Sexta 25/Jan/Barros Cass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ão de Férias | Santa Clara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Colômbia l Edição R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DZ7- ft- DJ HENRIQUE DE FERRAZ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Gina Blackout - Move Cassi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Luluzinha - Cassino RS - Open Bar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ile de Abril - Compass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AutenticaMente: Mindfulness Intermediário e Avançad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Baile de Formatura EE Júlio Brand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e Març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ile de Todos os Rítmos - Aniver Mestre Edson Nunes - Jan/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Desenvolva seu Potencial Criativo - Florianópolis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Baile De Volta As Aulas!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RH Fora da Caixa: D I V E R S I D A D 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Baile do Furduncin + Furacão2000: A Primeira atabacada do 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Havaí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MC Menor MR \Geral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Mc Vinny O Melhor Do Funk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Poderoso Festa Do Pijama Open Bar +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Rodolfinho - Open Bar - Geral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lada Automotiva edição restaurante Chapão em Tenente Porte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lada Neon 4°ed - Tra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NDA LEGAL 2º Bailão Dos Amig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nho de Espuma: Pilantragi grátis na Casa das Caldeir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r Volta aos Trei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rras de Access™ Curso em Foz do Iguaç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zar das Manas - SUPER SALE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day Diovane Campos . : 12/01 : 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DAY PÃO -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ehive : Chimarrut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ehive : Lauren Lan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lo e Vitinho no Carioca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mdito Domingo 20-01 Batucada Samba Cl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o Carrero World</text:p>
          </table:table-cell>
          <table:table-cell office:value-type="string" calcext:value-type="string">
            <text:p>turista</text:p>
          </table:table-cell>
          <table:table-cell table:number-columns-repeated="3"/>
          <table:table-cell office:value-type="string" calcext:value-type="string">
            <text:p>Abertura da exposição Homo Machina - esculturas de Paulo Favalli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Beyoncé| Formation World Tour 2 |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iodança no Jard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ack Label Society em Porto Alegre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lack Label Society no Rio de Janeir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lackout 16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astfemme e Lâmmia no Smoke Loung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50 tons de PIN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Amoribu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Beija Eu! Que Deu Blackout - Cassi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Calor da Rua | francisco, el homb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com mais axé e menos fun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 Jenifer do Tind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 Toca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s Gaúchas : A FESTA : Sáb.02.Mar - 10a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eu Zebra apres. Casa Comigo, Vou de Táxi, Falamansa +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COCOLOKO [CARNAVAL 2019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Ó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Síndic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Urso - Carnaval 2019 - Santa Rita de Sapuca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Fitness Brasi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Indece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Vacil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Explode Coração na Casa do Baixo Augu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Manad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Nuinteressa 2019 à fantasia - Alice no País do Nuinteress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Ob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Pagu convida Marina Lima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partiu guaruj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Que Casar Que Na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Ritaleena 2019 - Móo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Ritaleena 2019 - Pinhei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á n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arado Ni Você: Desfile Ofici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e Amo Mas Só Como Amig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quinho do Gigante | Evento Ofici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W UP | Água que Aquaman não bebe! Cerveja Dupla até 00h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oa Vista 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R80 - Guarderya Beach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RAZA e Cabelera na Lona de Realengo/R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uca #63 • A Festa da Música Brasileira • 13/01 @512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urso de Formação em Barras de Access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Brincando de Todas as Artes - Criação livre para Crianç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Festival Gaia - Sítio Terra Cristal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Bruxaria Natural - O Despertar de seu sexto senti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.E.P.Y 1 e 2 + Aprofundamento e Treino De Professores de Yoga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chorro Grande - Show de Despedida :: Opini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alendário Melhores Festas do Rj ( Descontos Exclusivos 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as in Concert – The Hologram Tour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Trekking Ninho das Águias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alourada MED: Libertação dos Bixos T III e IV Medicina Fade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louro Folia 2019 - Excursão Oficial Santo Antonio da Plati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marote Samba no Espaço Mare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inhada Noturn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Salto do Yucumã e Ametista do Sul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aminhos para uma Nova Liderança &amp; Teoria U - Imers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nções Sem Letras - Alex Meirelles e Chico Co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ntoria Huni Kuin - Prof. Ibã e Yak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pacitação Empreendedora do Fisioterapeuta Sa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pacitação Gerontológica do Fisioterapeuta Turma 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 Barzin 2019 // DOM 03.03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 Barzin 2019 // QUI 28.02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lake - Atração Nacional ( 2 e 4 de març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uol 2019 - Bell Marques Alok Eva Maiara &amp; Maraisa Ludimi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- Ivete Sangalo - Bloco Coruja (03/03)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- São Lourenço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House Folia Sunset Marechal Candido Rondon 02/0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Arub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de Nova Brés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naval de Rua do Bloco da Diversidade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Carnaval de Rua do Bloco da Diversidade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Carnaval Medieval Carioca - Evento Gratui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a Capital Regional da Folia -Águas de Chapecó -ofici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a Cidade • São Paul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o Terra e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Regional Águas de Chapecó 2019/ Bloco Vai Safad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Santa Rosa/ 01 de março/ Vigor Arte&amp;Show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Underground II</text:p>
          </table:table-cell>
          <table:table-cell office:value-type="string" calcext:value-type="string">
            <text:p>hip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CATA DA PEDRA BRANCA, POÇO DOS MORCEGOS E POÇO DAS ANDORINHAS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As aventuras do pequeno príncipe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AXA &gt; Arca de No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lebração de Saraswat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rimônia De Cura Espitual Mbya Guaran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rimônia de Oferenda de Lamparin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erimônia Roda de Rapé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ervejada E O GOLE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á da Ludmilla -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APE FOL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apecó ROCK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oro na Rua - 16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Delegação AAULDU - UNIFAL Poços de Cal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Em Busca Da Taça Perdida [oficial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Rio Branco SP - 3º Maior Jogos do Brasi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clo de Experiências: Velas Mág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ne Champion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ne Iberê| Cinema mudo com música ao viv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Asteróide | 5˚ Kino Beat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ineDoc / Vou rifar meu cor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LUA CHEIA LUA De Sangue Eclipse LUN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Mulheres da Agnes' Natuterapi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mulheres e Meditação lua che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asse de Barras de Acc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osed Summer - Amazon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ube Souza Os Atuais <text:s text:c="2"/>+ Ast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k &amp; Tel a Festa, no Bar Toca da Gambá em Niterói !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olloquium Consciencioteráp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lônia de Férias AST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 Trio Corrente em Porto Alegre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Brincando de Todas as Artes - Criação livre para Crianç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omida e cidade | Mercados gastronômi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o montar uma caixa de brinquedos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o o Lego® pode ajudar os Líderes nas mudanças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unicação Empática - Neuroci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unicação Telepática Anim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exões Jurídicas: Coaching para Advog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fecção de Máscaras de Descans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fraria do Pasmado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gregarh 2019 - Liderança Ágil no Mundo Complex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nhece-te: Intensiv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structo Revista de Psicanálise #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rsa com a artista Denise Gadelh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Espanhol com Arte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oolture na Pista - NÃO FUI EU, FOI O VERÃO - J Brasil - 26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olture na Pista - SARRADA 150bpm - Fp do Trem Bala - 19/01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opa Sul-América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TF V-Apokalyptic Raids,Comando Nuclear,Flying War(PY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avo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azy Night PART2 //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epe do Safár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ia: Leonardo Lichote convida João Bosco l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banacana V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: Pedras e Cristais - Equilíbrio e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| Descomplicando o eSocial - Segunda Edição</text:p>
          </table:table-cell>
          <table:table-cell/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Apometria Xamãnica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Atendimento em Sala de Urg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aralho Cig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arras de Acc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ásico e Intensivo de Florais de Saint Germa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ásico e Intensivo em Florais de Saint Germain - Pinhei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Apometr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Auriculo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Brux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Cálculos Trabalhis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sioterapia em Oncologia e Cuidados Paliativ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sioterapia no Paciente Nefrop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tocosmética Artesanal no Ashram Shamba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ormação em Acupuntura Turma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e Formação em Barras de Access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Andando nos Túneis de Salvador do Sul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urso De Formação Em Constelação Familiar &amp; Xamâ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Hipno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Kombucha Cas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Legislação do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assagem com Pedras Que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esa Alquím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esa Radiônica Quântica - Campin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obilização Precoce em Pediatria e Neonat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PNL com certificação Intern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eiki Nivel 1 - O Despertar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de Reiki Nível I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de Reiki Nível I - A Inici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eiki Xaman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otinas em Adm de Pesso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un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Tarô Divinatório - Raider Wai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Tar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e Verão | Flamenco Elementos Essenciai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ongregarh 2019 - Liderança Ágil no Mundo Complex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Curso de yoni eggs a jóia de I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NA AVANÇADO THETAHEALING™ EM PORTO ALEGRE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Trekking Sítio Grünes Paradies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urso Feng Shui Descomplica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Fisioterapia Pediátrica na Reabilitação Pulmon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Fitocosmética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Intensivo de Fotografia Híbrida - Mód.I</text:p>
          </table:table-cell>
          <table:table-cell office:value-type="string" calcext:value-type="string">
            <text:p>cult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Livre de Formação - Terapeuta Quântico Magnét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Mesa Quântica Radiônica Jyotis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Prático Radiestesia e Radiônica Bás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Psicoterapia Reencarnacion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Regressão em crianç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Reiki Nivel 1 - 22/02 - Jaraguá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Técnicas de Atração e Seleção de Talent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: Florais de Bac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umin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.Edge Tour Foz 2019 w/ Renato Ratier, MAR-T, Ney Faustin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ça Cigana: Braços, Mãos e S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ça de Salão Queer - Intensivo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Quinta SWAG!</text:p>
          </table:table-cell>
          <table:table-cell office:value-type="string" calcext:value-type="string">
            <text:p>underground</text:p>
          </table:table-cell>
        </table:table-row>
        <table:table-row table:style-name="ro1" table:visibility="filter">
          <table:table-cell office:value-type="string" calcext:value-type="string">
            <text:p>Dança Folclórica Tur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ce Inside 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Meu dinheiro sumiu e agora? Controle para não ser controlad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Dance Valley 2019 - 25th Anniversary Edi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iel e Marcio Medina Cantam: Carlos Medina Enredos da Histó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iela Mercury - Pipoca da Rainha no Carnaval de São Paul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DD 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DP pool party #ÉCarnaval! :: FULL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é Férias com a EX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JA VU 2019 electronic music opena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JA VU 2019 electronic music opena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r East feiert besser • Die Gebrüder Brett • Sa/09/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bravando Jaquirana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estiqueijo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Desenvolva seu Potencial Criativo - Florianópolis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SFILE Banda Cultural e Recreativa Dona da Noite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BLOCO Do MA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do Bloco do Sargento Pimenta em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do Monobloco pelas ruas de SP \o/\o/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Oficial - Bloco MinhoQueen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Oficial 2019 Bloco Cecílias e Buarqu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ign Your Life: na prática! - 5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spertar Propósi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 Ferrero na Praia de Piratininga/RJ - Curta Pra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a Internacional do Yog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lsinho em Tramandaí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r. de Trânsito na Prática em Porto Aleg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straught - Show com ex membros e lançamento de cerveja no RR4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Guu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Guuga No Carna Trevisan |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Henrique De Ferraz - Vai Tchuca - Dia 08/02 Geral Free ( L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avan no Vivo Rio | 3 e 4 MAI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Do Hip Hop ao Samba com Flora Matos - Bauhaus Summertim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o de Ver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UEIRA CLUBE DE CAMP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ueira- Samba+10 / Rodrigo Guimarã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wntown Sunset 2019: Filipe Re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wntown Sunset 2019: Sandra de Sá &amp; El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renagem Linfát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uda Beat | CarnaBeat Apaixona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É domingo é Umband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 Hoje ! Alucinados |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È o Tchan - Pré-carnaval na Aud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co Club / Marechal - 23Fev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d Sheeran - Excursão Baixada Sant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d Sheeran: Divide Tour |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 Bosque - Summer - 13/01 Doming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 Miraculoso SambaJazz na Praia Vermel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ectric Love Machine - The Cult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eição Conselho Municipal de Cultura de São Caetano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row Paraguay - Psychrowdelic Tri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contro Anual de Hayabus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contro De Dom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eagrama autoconhecimento de sua <text:s/>essênci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ngenharíadas Paranaense -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gloukos 2019 OPEN BAR 2 pistas e mais atra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igma Garden no Ses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Aberto | Bloco Arrianu Suassunga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Aberto Experimental: Dromenaut / Árvore Laranja Ocul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do Me Ab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Geral do Bloco Ritaleena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s do Parangol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laved em Novo Hamburg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torta Bixo 13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trada Bonde Dos SATÂNICO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critos Técnicos de Freud - Cursos de verão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nhol com Arte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Recepção De Srila Gurudev No RS!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Especial Atitude 67 &amp; Turma do Pago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 BON JOVI + O melhor do Hard 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 Bruno e Marrone (Banda Capiau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ização em Terapia de Casal e Sexuali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ización en Salud Pública y Comunit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tacular Bloco Da Charanga Do Fran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táculo "A Roupa Nova do Rei" com Grupo Teatral Reminisc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M apres: Baile dos Solteiros - 150 BP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QUENTA BLOCO VERMES - COL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eban Tavares no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údio Dahm apresenta ROCK N' BIRA OPEN BAR à fantas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udos e Práticas Comunicação Empática - 3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udos Técnicos Para Implantação de Controladores Eletrônicos de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tapa de Abertura // Copa Yucumã Velocros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tnohaus com vida .:. Pedro Franco &gt; Lançamento do disc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u Acredito em Fa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ventinho pra você convidar aquele amigo coxinha para protest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1ª Parada LGBT <text:s/>no Baile d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Campinas, Piracicaba, Jundiaí e região: Paul McCartne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Iron Maiden Buenos Ai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este de SC - Elementorum Naturae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ficial (Cascavel-PR) Elementorum Naturae Ed. Águ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ficial Garden Music Festival 2K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rigens Gathering 2019 - Ano 7 - Joinville e Regi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para a Festa do Peão de Barreto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Porto Alegre para Planeta Atlântida 2019 | Xangri-Lá 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Saxon Porto Alegre 13/04 Rocktou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Show dos Irmãos Ne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ibição de "A Dama Misteriosa" (The Mysterious Lady, 1928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pojara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osição O auge e o abism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Satsanga - História de Shiv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abrício Beck &amp; Bando Alabama // SÁB 12.01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antasy Fest 2019 crazy nigh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arraial Sertanejo 2018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, Esperança E AMOR. Juntos pelo Mateus Oliveira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eling This | Forfun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Feicap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Bar DuZé com Jeito Moleque e Primeiro Am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Barril ★ Vou Pro Sere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JOCKE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uca Original ll 4ª Temporada @Dilsinho e Péric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ira do Aeromovel 10ª ed. - 26/01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Feira do Aeromovel 10ª ed. - 26/01</text:p>
          </table:table-cell>
          <table:table-cell office:value-type="string" calcext:value-type="string">
            <text:p>praieiro</text:p>
          </table:table-cell>
        </table:table-row>
        <table:table-row table:style-name="ro1">
          <table:table-cell office:value-type="string" calcext:value-type="string">
            <text:p>Feira do Vinil de Poa no Casa Azul - 20/01</text:p>
          </table:table-cell>
          <table:table-cell office:value-type="string" calcext:value-type="string">
            <text:p>cult</text:p>
          </table:table-cell>
          <table:table-cell table:number-columns-repeated="3"/>
          <table:table-cell office:value-type="string" calcext:value-type="string">
            <text:p>Música na Praça Estado de Israel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Feira Independente 3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ra Mistica - Entrada Gratui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ira Vegana Noturna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table:number-columns-repeated="2"/>
          <table:table-cell office:value-type="string" calcext:value-type="string">
            <text:p>Feira Vegana Noturna</text:p>
          </table:table-cell>
          <table:table-cell office:value-type="string" calcext:value-type="string">
            <text:p>hipster</text:p>
          </table:table-cell>
        </table:table-row>
        <table:table-row table:style-name="ro1">
          <table:table-cell office:value-type="string" calcext:value-type="string">
            <text:p>Femennei Class - Especial Beyoncé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indfulness no Pôr do Sol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peina 32 anos | 07 à 10 de Fevereiro d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rias ESPM Comunicação assertiva nas relações de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rias ESPM Planejamento de Comunicação Interna e Endomarke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érias na Bibliotec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Cerimônia Roda de Rapé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rrugem - Poços De Cal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 car santo cris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Anos 80 3°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Caipira <text:s/>Voando BAIXO 3°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B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Borda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Mini Saia 4 - O Fim Dos Temp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a da Uva | Fernando e Sorocaba + Amado Batista</text:p>
          </table:table-cell>
          <table:table-cell office:value-type="string" calcext:value-type="string">
            <text:p>turista</text:p>
          </table:table-cell>
          <table:table-cell table:number-columns-repeated="3"/>
          <table:table-cell office:value-type="string" calcext:value-type="string">
            <text:p>SERRA DO RIO DO RASTRO, SERRA DO CORVO BRANCO,PIRÂMIDES SAGRADAS</text:p>
          </table:table-cell>
          <table:table-cell office:value-type="string" calcext:value-type="string">
            <text:p>aventureiro</text:p>
          </table:table-cell>
        </table:table-row>
        <table:table-row table:style-name="ro1">
          <table:table-cell office:value-type="string" calcext:value-type="string">
            <text:p>Festa da Uva | Zé Neto e Cristiano + Anitta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viagem</text:p>
          </table:table-cell>
          <table:table-cell table:number-columns-repeated="2"/>
          <table:table-cell office:value-type="string" calcext:value-type="string">
            <text:p>CASCATA DA PEDRA BRANCA, POÇO DOS MORCEGOS E POÇO DAS ANDORINHAS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Festa Da Uva 2019 – Oficial</text:p>
          </table:table-cell>
          <table:table-cell office:value-type="string" calcext:value-type="string">
            <text:p>turis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sta de Aniversário 60 Anos Imperadores do Samba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Motofest Ceu Azul Pr</text:p>
          </table:table-cell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Festa de Janeiro - 7&amp;8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de Reiki Nível I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a de Santo Antôni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e virada de Lua da Musa da Pinheira ,Eu 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o Peão de Guaí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os 30 Anos Do Esporte Clube São Jos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Linha 18 Baixa, Vila M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Nova Alvorada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São Vitor, Camargo.Local:Capit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a Hello, 2019!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Meditaçã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a Realce na Casa Barb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queij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viagem</text:p>
          </table:table-cell>
          <table:table-cell table:number-columns-repeated="2"/>
          <table:table-cell office:value-type="string" calcext:value-type="string">
            <text:p>Através de Iberê | Francisco Dalcol + Frantz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estival 3R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Agrada Gregos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val de Cerveja e Gastronomia + La Movida Bazar &amp; Artes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St. Patrick's Day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Festival De Verão Com Anitta E Lucas Lucco No Cassi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Dia do Reggae "Reggae é a lei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val Gaia - Sítio Terra Cristal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Curso Fitocosmétic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ival OUC -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Paradi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CA Comitê - Financiamento Coletivo Autônomo e Festa de 9 anos</text:p>
          </table:table-cell>
          <table:table-cell office:value-type="string" calcext:value-type="string">
            <text:p>spam</text:p>
          </table:table-cell>
          <table:table-cell table:number-columns-repeated="3"/>
          <table:table-cell office:value-type="string" calcext:value-type="string">
            <text:p>TOC Uma Comédia Obsessiva Compulsiva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icções Rebeldes: utopia, arte e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lipe Ret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ltro dos Sonho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inal de semana Rock Tribu´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SIO UFTM NA C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SSURA BREAKIN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lora Matos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loresta Da Magia - O Reencont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ormação de Socorris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Mentoria Organizacional - 17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Saberes Ancestrais Femini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Teatro 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xtensiva Hatha YOGA - Porto Aleg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Internacional Barras de Access™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Terapeuta Holíst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tura da Fisioterapia 2018/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tura Técnico em Segurança do Trabalho / Sena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ImP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na Mansão - Domingo 13/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na Orla com Forró Curisco :: Sheik Burger :: Domingo 13.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Pé de Serra na Conf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t Bragg - Fe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ur Festival / D-NOX / 19.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rejat - Voz e Viol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da Kahlo À Revolução! no 20º Porto Verão Alegre</text:p>
          </table:table-cell>
          <table:table-cell office:value-type="string" calcext:value-type="string">
            <text:p>cult</text:p>
          </table:table-cell>
          <table:table-cell table:number-columns-repeated="3"/>
          <table:table-cell office:value-type="string" calcext:value-type="string">
            <text:p>Frida Kahlo À Revolução! no 20º Porto Verão Alegre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riday's Night Tribute presents: Legião Urba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abriel, O Pensador :: Opiniã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Gagged - São Carlos/SP &amp; Surface - Londrina/PR | Entrada Fre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 Costa - Teatro do Sesi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ine Iberê| Cinema mudo com música ao viv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Gamestorming - Os jogos tem muito a nos ensinar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andaia apres. Anit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arden Festival 2019 - Além do Arco-íris (Evento Oficial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éne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l Jazz Trio no Cisne Branc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Design Your Life: na prática! - 5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Giro Sufi - Dança dos Dervix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olden Night Parte 4 - O Melhor Do Flashba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osto Assim (19/01): Sambaí, VouZuar, Messer e Bateria Mangu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jau! • Bar Opini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mado Summit 2019</text:p>
          </table:table-cell>
          <table:table-cell table:number-columns-repeated="2" office:value-type="string" calcext:value-type="string">
            <text:p>geek</text:p>
          </table:table-cell>
          <table:table-cell table:number-columns-repeated="2"/>
          <table:table-cell office:value-type="string" calcext:value-type="string">
            <text:p>Gramado Summit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Grande Desfile do Acadêmicos do Baixo Augusta - 10 a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nde Prêmio De Pot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tuito - Palestra Psicoterapia Reencarnacionista e Regress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vação DVD Ludmilla no Rio de Janeiro - 14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OMEE ★ Live Mix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upo De Oração Jovem Filhos Do Cé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uta do Acaiá + Trilha Lagoa Verde; Ilha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camole Show convida: Cadu Manhães e Iuri Salv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I no Rio | show Dama de Pau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íra 100 A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stavo Cunha | vaga-lume-grão no Alegoria Casa Bar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Pois é Vizinh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Gusttavo Lima - Expo Umuara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- Maringa P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em Toledo - P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na Expoingá | 11/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table:number-columns-repeated="2"/>
          <table:table-cell office:value-type="string" calcext:value-type="string">
            <text:p>Hackatown Porto Alegre | Mobilidad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HalliGalli Vol. 2 MIT oder OHNE *NeonNight*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milton de Holanda e o Baile do Almeidinha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ppy hour | Van Gogh e a genialidade pictór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akiri (1962) no Capitóli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Exposição O auge e o abism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HEAD ROCK :: Inauguração Catléia Produtora :: 16.02.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eute Nacht • Project New Year • w/ DJ BEKZ • 2 floo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 Hopes Floyd Tribute no Cosmos P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stória de Verão ☼ Desconto com Roupa Floral ☼ Sinn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storietas Assombrada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Oficina de Invertid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Hn Funk - Vem pr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JE - De Férias com: Pixote | Clube 4 Linh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JE ¡fun! Pop&amp;Latina · 12.01 · Bar Ocid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JE! Brasil Pandeiro por Tribo Brasil (RS)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Trilhas Ecológicas em Maquiné com a @triploverstur 13/01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Holiday Rock Festival 6 - Entrada Gratui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pi Hari - parque temático - passaporte para se divert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rror no Subúrbio 4 ( Goath - Alemanha 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umberto Gessinger- Ao Vivo Pra Caramba- Bagé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UNGRIA EM UBERABA •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 Minicurso de Dependência Química e Terapia Comportame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AMDDB (UK) | Opiniã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I Congresso Brasileiro Médico-Estudantil de Habilidades Méd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I Evento da Visibilidade Tra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I Jantar Dançante do Ecu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Divo "Timeless - 15º Aniversário"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Feira do Vinil de Poa no Casa Azul - 20/01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IM Improvisando o Movimen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mersão de Férias em Psicodra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auguração do coLIBRE Artístico</text:p>
          </table:table-cell>
          <table:table-cell office:value-type="string" calcext:value-type="string">
            <text:p>hipste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Inauguração Niterói Beach Club (Área de eventos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dependência financeira para mulheres l Roda de conversa</text:p>
          </table:table-cell>
          <table:table-cell office:value-type="string" calcext:value-type="string">
            <text:p>geek</text:p>
          </table:table-cell>
          <table:table-cell/>
          <table:table-cell office:value-type="string" calcext:value-type="string">
            <text:p>mulhere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dústria Show - Summer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 Bixos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sivo De Bachata</text:p>
          </table:table-cell>
          <table:table-cell/>
          <table:table-cell office:value-type="string" calcext:value-type="string">
            <text:p>dança</text:p>
          </table:table-cell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Festa Da Uva 2019 – Oficial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Intensivo de Bach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sivo de Forró com Jussara Andrade e Jonas Lopes (São Paulo)</text:p>
          </table:table-cell>
          <table:table-cell/>
          <table:table-cell office:value-type="string" calcext:value-type="string">
            <text:p>dança</text:p>
          </table:table-cell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Independência financeira para mulheres l Roda de conversa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Intesivo Exotic Pole - A Ba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rod. ao Desenvolvimento Profissional com Análise Trans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rodução às Práticas de Meditaçã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Itiberê Zwarg &amp; Grupo no Sérgio Por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cutinga Rodeio Music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ir na Feira do Teat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neiro 2019: Pilantragi na Fantástica Fábrica de Cervej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ão | Turnê Lobos - Rio de Janeiro (RJ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ão | Turnê Lobos - São Paulo (SP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e TREME Pool Part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erry Smith em Maringá - Calouro Fol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immy Santa Cruz em homenagem a Michel Legran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ingle Bell - Bell Marques em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ão Gustavo E Murilo - Lençol Dobrado - 19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ão Luiz Corrêa e Grupo Campeirismo no CTG Alfredo D'amo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Internacional De Trauma - FV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Mistika VI - Os Mistérios da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Xamânica Voo da Águia - Com Leo Arte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: Sexualidade Psíquica e Gêne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Kilombo Groove: André Sampaio + Convidados - Afrobeat - D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 NOCHE Latina / Silvio Lopes ft. Junior Leiv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b Manouche apresenta: Beach Combers I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goa Sunset - Luau de Verão | RJ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nçamento "Revela A ferida" De Analu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vagem do Rio ao Bonf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andro Tavares no Smoke Lounge (Bday Leandr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itura da Borra do Caf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éo E Raphael - 19/01 - Kasa Café Xanxerê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éo Magalhã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onardo E Luan Santana Em Santiago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t's Block no Carnaval 2019 Na Rua Harmon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der coaching - Conduzindo pesso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KE! #4 ♡ 18/01 ♡ ingresso duplo até 00h* ♡ @cabaret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Linke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nkin Park cover + Tributo ao Foo Fighte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rd of the Quiz: Animações Disney + Cinema, Música e Mundo Gee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s Hermanos no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ube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ve.RS : O Encontro Carnavalesco do Rio ao Rio // RJ + 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 Cristi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 Cristina tacando fogo no Qui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n Santana em Caxias do Sul RS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Luan Santana em Salvador/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iza Brina - Tão T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c Fly Mob 1 Ano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gia das Pedras e Crista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gias Antiansie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hmundi :: Duda Beat :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monas Assassinas no Calabouço / Creuzebeck Mamonas Cov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neva | Verão /17.02 na SA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no Brown 10 :: Opini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al Prático da Mulher Modern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Filtro dos Sonho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Maquiagem para Pal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rcha da Fé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rina Lima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triculas Curso: Tarô Egípc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Gury na Skye | 18.01.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HOLLYWOOD | Open Bar |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Kevin o Chris - Baile Da Gaiola 18/01 Geral free Lista vi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Mire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Neguinho Do Kaxeta |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DA Summer Clas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 Leva c/ Onze:20 e Bicho Solt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itaçã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ditação gratui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itação, Disciplina e Consciência Alimentar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etup #1 Mulheres de Produto (Porto Alegre)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meetup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Mega Bailão do Latão Banda Sete Pec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TTT - Travessia Torres Tramandaí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Mesa Radiônica Quântica Coletiva - Cura Emo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sa Radiônica Quântica Coletiva - para o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u dinheiro sumiu e agora? Controle para não ser controlad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u e Seu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lton Nascimento | Turnê Clube da Esquina no Viv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m Breja OPEN BAR - 3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ndfulness no Pôr do Sol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ISSA JOVEM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tura Louca / Kasa Café Xanxerê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onday Blues toda segunda apresenta: Hometown Blu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ontanee + Nucl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stra Hayao Miyazaki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Cerimônia de Oferenda de Lamparin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Motofest Ceu Azul Pr</text:p>
          </table:table-cell>
          <table:table-cell office:value-type="string" calcext:value-type="string">
            <text:p>turis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 Do Praia do Ros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Travessia Cassino x Chuí</text:p>
          </table:table-cell>
          <table:table-cell office:value-type="string" calcext:value-type="string">
            <text:p>aventureiro</text:p>
          </table:table-cell>
        </table:table-row>
        <table:table-row table:style-name="ro1">
          <table:table-cell office:value-type="string" calcext:value-type="string">
            <text:p>Mumuzinho/Fim De Tarde• 20 de Janeir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O Fantasma da Ópera : Excursão Oficial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Muse no Calabouço com a Banda Crash Report &amp; Madame Beret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úsica na Praça Estado de Israel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Picnic Cultural no Museu - Edição nº18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Música no Deck - Di Ferre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brisa em Pelotas - Gangsta Party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da Pra fazer Primeiro Do A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ndo Reis na Praia do Cassino/RS dia 15/02 | Voz e Viol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VE - O Festival das Anavitó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M - Núcleo de Experimentos Malabarísti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m R$ 4,21 E Nem 3,7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y Matogrosso no Vivo Rio | 11 a 19 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ino Russo Tributo à Legi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irvana in Concert - Orquestra Johann Sebastian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 Fluxo do Scooba ▸ FUNK | POP | Tequi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mad 12 anos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RTE FOLI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sa Irmã Mais Nov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Meditação, Disciplina e Consciência Alimentar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Nova Turma De Samba De Gafi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Corpo Criativ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Espetacular Ensaio Aberto | Charanga do Fran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Fantasma da Ópera : Excursão Oficial</text:p>
          </table:table-cell>
          <table:table-cell office:value-type="string" calcext:value-type="string">
            <text:p>cult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º Lagoa Azul Moto 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Resgate do Verdadeiro Significado do Sagrado Caminho Tântr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Samba é Samba - Feijoada nota 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Senhor dos Anéis In Concert: A Sociedade do Anel no Ri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icina - Fotografia, cidade, históri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anual Prático da Mulher Modern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Oficina | A narrativa como elefantes bran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Dinâmicas de Grup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Invertid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Oficina de Japama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marcenaria amado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musicalização para educ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Tambores Xamanic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icina de Verão | Processos Criativos Teatrai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Workshop Os pilares para inovação em cooperativas - 2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Oficina Medit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patua de Prosperidade: Oxóssi, Ossaim, Caboclas da M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icinas de Verão 2019 @Cord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Oh My Girl: Excursão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ito Atlântida / Além do Infinito \ BANDA E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ito Atlântida // Oito Pra Jogo \\ Dj Zullu + Pic Schmitz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laf Schubert "Sexy Forever" (Kamenz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ld na Rua! #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nlyMigas ⁂ Summer Rules ⁂ 19.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pen Bar - 13 anos Revel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PEN BAR com Anesthesia - Metallica Tribute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Open Bar Semanal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OPEN DRAG #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a Pro Nobis | Show de Estré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igens Gathering 2019 - Ano 7 - Arte e Cultura Psicodél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questra Petrobras Sinfônica apresenta Dark Side Of The Mo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 Dois Gêmeos Veneziano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Se meu Ponto G falasse | Sesc Cano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Os homens do triângulo rosa no Porto Verão Alegre 2019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As duas Irene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Os Saberes Ancestrais das Erv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utlaw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verlong Festival :: O Mundo De Rá :: 09.03.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vino À Àlcool 8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.L Sebastião Luiz de Ávila/ Convida a todos 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gode - Curso Intensiv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gode do Arlindinho na Toca da Gambá - 18/1/19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agode Na Escuna <text:s/>Pela Vida Inteira Retrô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estra de Apresentação Programa Germinar Porto 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estra Informativa Gratuita Grupos de Estudos 2019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palestra</text:p>
          </table:table-cell>
          <table:table-cell table:number-columns-repeated="2"/>
          <table:table-cell office:value-type="string" calcext:value-type="string">
            <text:p>Workshop - Bandh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Palestra Quero ser Terapeuta, por onde começar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meiras X Ituano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meiras X Ponte Preta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rdieiro + Bloco Lua Vai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sseio bate volta Praia De Atalaia 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a de Elefante + Funkalister - Ocidente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Beto Carrero World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Paul McCartney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 em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: Excursão Oficial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: Excursão Show Extra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inho Moska no Teatro Riachuel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z e Dub convida RED LION - Lançamento do EP 'BAD LION'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ensar o Corpo: Transtornos Alimenta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ense, Zander e Garage Fuzz Em Porto 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nic Cultural no Museu - Edição nº18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Festival de Cerveja e Gastronomia + La Movida Bazar &amp; Artes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Pier Santa Maria - Cervejada Da Marlu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ipoca Do Kannari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LACE Summer Edi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MU Women Of Color Conferen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OÇOS SEM CHARRETE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 é Vizinh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Dia Internacional do Yoga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Popload Gig com Courtney Barnett em Porto Alegre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Festa da Uva | Zé Neto e Cristiano + Anitta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Popozão no chão! ▲ Funk &amp; Hits ▲ Combo duplo até às 2h!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opzuda :: Hoje eu vou parar na Popzuda :: 19/01 :: Cuck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Alegre: nova turnê Oswaldo Montenegro e Renato Teixeir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Mountain Do Praia do Ros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Pré Carnaval Automotivo com a F-250 Branca de Nev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 Carnaval com É O TCHAN na AUD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-Carnaval São Paulo | Claudia Leitte e Banda E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-Carnaval Versão Brasileira com Jammil e Carrossel de Emo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a Domingueira do Ano ;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o Mensal d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o samba do ano na Sede do Terreiro da Vovó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vilège Xangrila 19.01 :: Feijoada com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ojeto Carinhoso • #Verão2019 • 18/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ojeto Reiki Voluntá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SY / Mini Festival - 09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UC Poços na C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urePROG - O Reino de Saf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VT Babilônia - Ediçã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lificação em Florais de Bac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ndo as Crianças Trazem a Família para a 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ndo o Psicoterapeuta se Torna Estúpido: XXII Jornada do ESIP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 Saudade da The Way! Roda de Samba VZ, Intimistas e mt mai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m Me Viu Mentiu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r Surpreender o Mercado?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ueremos O Iron Maiden Em Salv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 SWAG!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Quinta-Funk +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l do Mumu de Irajá - ( Tiee e Arlindinho 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romancia - A Arte da Leitura da Mão - Para Inicia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tanda Cultu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fael e Vitor Feuro 4.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tha-yatra, a Caminhada do Am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xta Club - Edição de um ano (Litros liberados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DLC / Edição do Bras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abertura Green Park - 13/Jan - Aura Vorte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cepção De Srila Gurudev No RS!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ecepção dos Calouros - Los Brav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cepção Virando Bixo - 10ª ed. 100% OPE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I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iki nivel 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Nível I e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Tibetano Nível III - A Realiz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né Roussillon conversando com Freud e Winnicot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Anual de Meditação e Silêncio na Natureza - Mindfulness e Mindful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de Carnaval Ayni - Descanso, inspiração e empoderament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de Carnaval no Povo em Pé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Sintonia com a Vi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Xamânico com as Medicinas da Floresta e Banda Madre Ter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ro Barkana 13/01 - mulher VIP e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H Fora da Caixa: D I V E R S I D A D E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io Sunset - Paixão de Carnaval | RJ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ApocaliPsy- O despert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Armagedom 12hrs - Agnus De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Bishvat (Israel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Candelária - Candlem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Paryush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Yi Pen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Encanto Cigano e a Magia do Orie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Green Dark Power Data Limi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in Rio: Excursão Pink e Black Eyed Pe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na P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na Praça Sapucai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- Monica Ma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do Grupo Cira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do Nem Te Conto com Peral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da Empreendedora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odízio de Pizzas com Grelh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riguinho + Gaab + AhMrDan (DVD LEGADO) | Samba da Tro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gério Magrão e Banda I Travesseiren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lê da Kelm: Festa do Pijama l 26.01 l Puzzle Pub l Ijuí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le de volta dos emo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ubel | Vem Cá, Casas no Viv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USH Music - Special B-da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.C.São Paulo x Lajeadense | Divisão de Acess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ábado do Baile Funk - Summershop Camboriú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be De Nada Inocente - Pré Carna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be De Nada Inocente - Pré Carna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grado Feminino Intens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danha Show - Estréia com Carlos Caetano e mai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Gamestorming - Os jogos tem muito a nos ensinar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Saldanha Show: Clube do Balanç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Rodada Empreendedora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Saldanha Show: Marquinho Sathan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Inauguração do coLIBRE Artístico</text:p>
          </table:table-cell>
          <table:table-cell office:value-type="string" calcext:value-type="string">
            <text:p>hipster</text:p>
          </table:table-cell>
        </table:table-row>
        <table:table-row table:style-name="ro1">
          <table:table-cell office:value-type="string" calcext:value-type="string">
            <text:p>Salto do Yucumã e Ametista do Sul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s homens do triângulo rosa no Porto Verão Alegre 2019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Samba Canção - Curso Intensivo de Verã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Introdução às Práticas de Meditaçã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Samba Day 27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de Madureira | Entrada Free até as 21h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de Quinta no Beco 87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ba Do Esquenta • Reinaldo 30 anos • Show Completo • 08.02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Formação - Métodos Ágeis para Gestão de Pessoas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amba Engenhão ll Belo, Pixote, Mumuzinho, Xande de Pila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na Casa do Mundo com Roda de Samba da Pedra do S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ão de Verão com Bateria da União da Ilha e Hoje tem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n Marino - A banda das multidões 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ngsan Club - Jokers Liv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ão Hell Rock City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sé dos Ausentes | Pásco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s Dois Gêmeos Veneziano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SarraCão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rrada Na Espuma - Baile Funk Da Night Sensa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tsanga - História de Shiv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AVE THE DATE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 meu Ponto G falasse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Vivência Purificando os Pensamento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See You in the 90's - das größte 90er Festival Kame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n Experience 2019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7ª Feira Brasileira do Varej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egunda Feliz com Marci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EGUNDAS DE VERÃO Atração <text:s/>Grupo CLAREOU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emana De Aulas Abertas E Gratui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emana de Constelações familia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RA DO RIO DO RASTRO, SERRA DO CORVO BRANCO,PIRÂMIDES SAGRADAS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Mostra Hayao Miyazaki | Sesc Cano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Sessão especial de "Roma" na Cinemateca Capitólio Petrobr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Harakiri (1962) no Capitóli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Sextas de Verão | Arruda &amp; Papo 90 na Toca da Gamb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iva Ohm - A Natureza Mística 6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da Amitraz no Bar do Zin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Grupo Rodeio // Mano Lima // Gaúcho da Front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Molejo // Thiaguin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Nacional João Gustavo &amp; Murilo - Soledade/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ba em Porto Alegre ~ Agulh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São José dos Ausentes | Pásco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Simpósio Acadêmico de Especialidade Cirúrg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irena Tour 2019 - Poços de Caldas BAOBA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ítio das Muchachas 2! HZ 12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moke Garage apresenta Amsterdan e Radio Fron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bre Vozes do Feminino - Cursos de ver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far Rio // 21.01 - Pra começar o ano muito bem ;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LTA OUSADIA : EDICÃO BAILE DO PIMEN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oora Belo Horizonte - 1ª Edição - Sono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s of Hell 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s que Cura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com a volta de Bruno na Ita Musi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e Thiago Martins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Em Pelotas - Turnê ''Sorriso,Voltei''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ultrance Festi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ulvision Festival 2019 - Carnaval com Musica Eletro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PICE NYC'S WINTER WONDERLAND BALL NIKKI HILL'S B-DAY BAS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Patrick's Day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Seen Experience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tand Up de Moreno em Cassin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ar Beetl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one Temple Pilots e Bush: Excursão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ories de Verão - Combo duplo até a 1h - 18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udio Nº7 : Rock Bar presents: Red Hot Chili Peppers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udio Nº7 : The Rock Bar presents: Los Hermanos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V 11 Anos in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bcena: Zarvos + Oliveira / Coletivo Manifestação Pacíf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40°- BAE HOU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Conectare NeuroPsi - Imersão de Verão -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Néon Fest Porto Xavier/RS Show Dj Rodrigo Campos C.Ipira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Néon Fest Top DJ Jean Lima De P.Fundo Ing Esgotan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Sessio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bor 15 A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apresenta Baile do Poderos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com Thiaguinho, Gaab e DJ Guu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com Turma do Pagode, Belo e Livin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de Dançante no Cisne Branco com Fernando Campani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Arduino Day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Tarde do Ben VI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dezinha / Festa do Peix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dezinha da Fênix // Roda de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ragona Café 5 ano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écnicas e Intervenções nas Diferentes Abordage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kk Noiz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ologia De Umba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apia com Estados Ampliados de Consciência (TEAC/TEACTI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apia manual e as novas Evidências no tratamento da dor Lom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reir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sla Room pres. Valesuchi [Cómeme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hai Massagem Profiss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he Internet em Porto Alegre (Queremos!)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Who's Tommy - Ao Vivo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Desbravando Jaquirana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ThetaHealing®: Anatomia Intuit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C Uma Comédia Obsessiva Compulsiv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Historietas Assombrada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Todo Carnaval tem seu FIM! :: Especial Los Hermanos 9/3 Sá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orneio De Pênalti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ortuguelafest: Temperatura Máxima V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adicional Bailão do Feijão - BANDA G10 - Pouso Nov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anscendência - Edição V / 09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ssia Cassino x Chuí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Caminhada Noturn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Travessia: Grupo de adoção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kking Ninho das Águias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esta da Uva | Fernando e Sorocaba + Amado Batista</text:p>
          </table:table-cell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Trekking Sítio Grünes Paradies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ICA Comitê - Financiamento Coletivo Autônomo e Festa de 9 anos</text:p>
          </table:table-cell>
          <table:table-cell office:value-type="string" calcext:value-type="string">
            <text:p>spam</text:p>
          </table:table-cell>
        </table:table-row>
        <table:table-row table:style-name="ro1" table:visibility="filter">
          <table:table-cell office:value-type="string" calcext:value-type="string">
            <text:p>Tribal Fus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e Dream - Circo dos Sonhos 12/01/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o Brasil no 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bo Brasil toca a Trilogia Mística de Jorge Ben - Ocidente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Sessão especial de "Roma" na Cinemateca Capitólio Petrobr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Tributo a Carlos Medina: ENREDOS DA HISTÓRI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urso de Reiki Nivel 1 - O Despertar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Tributo a Panter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uto a Tim M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lhas Ecológicas em Maquiné com a @triploverstur 13/01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ficina - Fotografia, cidade, história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TTT - Travessia Torres Tramandaí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Um Panorama Visto da Ponte em Porto Alegre/R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Tu gosta, Não gosta? ☆ House Party ☆ 25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u Vens no Mundo Pensante! ♡ Yo Quiero Te Namorar! 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urnbulls + Pandora´s Bo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yaro_Caboclo Sereia _ 2° show de lançamen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 Panorama Visto da Ponte em Porto Alegre/R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Curso DNA AVANÇADO THETAHEALING™ EM PORTO ALEGRE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Uma Tarde com Tiee 10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dos da Breja-Flor V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on Trance - Os Elementos Em Harmon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que Edition - We Clap evento oficial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verso LGBT FT. Vale das Win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p On The Roof Diego Cittad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P Rock Festival - 11 a 13/1/2019 - Arp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i Por Mim convida Imagina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mos Sambar + Zou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nessa da Mata : : Circo Voador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rão Rock: Paradigma no Rio Antig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erão VIV Mizik - Show Inédito Filipe Girard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erão VIV Mizik - Tendel da Novin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éu Fan e Po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agem mística a São Thomé das Letr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aje para Fortaleza com a ASTTI e a Sieben Tour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rada Musical Xamânic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sita do Guru Indiano Vana Goswami Maharaj em Jaraguá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vência Purificando os Pensamento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olta Às Aulas - Cácio e Mar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ou Pro Sereno no Boteco do Paiol - La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aked ✘Os Simpsons✘ 2H Ope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 Love Musique - Cassino 2019 - NY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lcome 40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lcome To The Jungle - Amazon - ANNA / Loulou Playe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sley Safadão No Morro Da Urca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Wicked #01 - Malévola Edition |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iesenBeats Sollschwitz - Festival Edi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 Para Damas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Workshop: Empatia para Liderança Disruptiva.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Workshop - Bandh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- Desenvolvimento Hands 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- Vulnerabilidade e Empat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shop + Baile com Naira Antunes e Junior Coppes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Eneagrama autoconhecimento de sua <text:s/>essênci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Workshop Agilidade Emo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Amanae - O Caminho dos ancestr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shop com Walter Fernande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Quer Surpreender o Mercado?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Workshop De Bachata / Musicalidade E Manipulação Corpo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Ballet Para Dança De Sal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Emerg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Samba Iniciante - 7&amp;8</text:p>
          </table:table-cell>
          <table:table-cell/>
          <table:table-cell office:value-type="string" calcext:value-type="string">
            <text:p>danç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Workshop Design Thinking para o RH - 15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FAP e Terapia Infant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Mindfuln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Números Grabovo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Os pilares para inovação em cooperativas - 2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Segurança do Trabalho e Comunicação Interna: dá match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Soft Skills e Práticas de Facilitação nas Organiza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: Empatia para Liderança Disruptiva.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: Planejamento Estratégico Pesso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Congresso Nacional de DST/AID'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Congresso Paulista de Neur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Módulo de Hepat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X Congreso Panamericano de Infectología - Paragua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VI Copati - Congresso Paulista de Terapia Intensi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VI Copati - Congresso Paulista de Terapia Intensi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XIII Rodeio Crioulo Estadual do CTG Estrela do Ri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XXXperienc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Yoga no Parque Malwee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Yuri Chaves no 512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Zezé di Camargo &amp; Luciano // Expo Bassa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ica Gang Apresenta: Febe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ombie Walk RJ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ouk no PUB - 3ª Ediç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ukLovers na Estrada - Floripa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Workshop Design Thinking para o RH - 15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Zoukzeira * 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Zumbydirtyday!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3.A1:Planilha3.K154" table:display-filter-buttons="true" table:orientation="column">
          <table:filter>
            <table:filter-and>
              <table:filter-condition table:field-number="9" table:value="1" table:operator="="/>
            </table:filter-and>
          </table:filter>
        </table:database-range>
        <table:database-range table:name="__Anonymous_Sheet_DB__4" table:target-range-address="'svm-classification-events-v1-events'.A1:'svm-classification-events-v1-events'.G1004" table:display-filter-buttons="true">
          <table:filter>
            <table:filter-and>
              <table:filter-condition table:field-number="6" table:value="aventureiro" table:operator="=">
                <table:filter-set-item table:value="aventureiro"/>
                <table:filter-set-item table:value="cult"/>
                <table:filter-set-item table:value="geek"/>
                <table:filter-set-item table:value="hipster"/>
                <table:filter-set-item table:value="praieiro"/>
                <table:filter-set-item table:value="spam"/>
                <table:filter-set-item table:value="turista"/>
                <table:filter-set-item table:value="underground"/>
                <table:filter-set-item table:value="zeen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ela dinâmica_svm-classification-events-v1-events_1'.A1:'Tabela dinâmica_svm-classification-events-v1-events_1'.K111" table:buttons="'Tabela dinâmica_svm-classification-events-v1-events_1'.A2 'Tabela dinâmica_svm-classification-events-v1-events_1'.B1" table:show-filter-button="false" table:drill-down-on-double-click="false">
          <table:source-cell-range table:cell-range-address="'svm-classification-events-v1-events'.F1:'svm-classification-events-v1-events'.G1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ersona" table:orientation="column" table:used-hierarchy="0" table:function="auto">
            <table:data-pilot-level table:show-empty="false" calcext:repeat-item-labels="false">
              <table:data-pilot-members>
                <table:data-pilot-member table:name="aventureiro" table:display="true" table:show-details="true"/>
                <table:data-pilot-member table:name="cult" table:display="true" table:show-details="true"/>
                <table:data-pilot-member table:name="geek" table:display="true" table:show-details="true"/>
                <table:data-pilot-member table:name="hipster" table:display="true" table:show-details="true"/>
                <table:data-pilot-member table:name="praieiro" table:display="true" table:show-details="true"/>
                <table:data-pilot-member table:name="spam" table:display="true" table:show-details="true"/>
                <table:data-pilot-member table:name="turista" table:display="true" table:show-details="true"/>
                <table:data-pilot-member table:name="underground" table:display="true" table:show-details="true"/>
                <table:data-pilot-member table:name="zee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vent" table:orientation="row" table:used-hierarchy="0" table:function="auto">
            <table:data-pilot-level table:show-empty="false" calcext:repeat-item-labels="false">
              <table:data-pilot-members>
                <table:data-pilot-member table:name="1º Ciclo De Marketing: Pesquisa de Marketing no ambiente digital" table:display="true" table:show-details="true"/>
                <table:data-pilot-member table:name="30º Café com Consultores da ABCO Porto Alegre" table:display="true" table:show-details="true"/>
                <table:data-pilot-member table:name="7ª Feira Brasileira do Varejo" table:display="true" table:show-details="true"/>
                <table:data-pilot-member table:name="Abertura da exposição Homo Machina - esculturas de Paulo Favalli" table:display="true" table:show-details="true"/>
                <table:data-pilot-member table:name="Alma Lusitana no Cisne Branco - 2ª edição 2019" table:display="true" table:show-details="true"/>
                <table:data-pilot-member table:name="Alquimia das Ervas" table:display="true" table:show-details="true"/>
                <table:data-pilot-member table:name="Andando nos Túneis de Salvador do Sul" table:display="true" table:show-details="true"/>
                <table:data-pilot-member table:name="Arduino Day 2019" table:display="true" table:show-details="true"/>
                <table:data-pilot-member table:name="As aventuras do pequeno príncipe | Sesc Canoas" table:display="true" table:show-details="true"/>
                <table:data-pilot-member table:name="As duas Irenes | Sesc Canoas" table:display="true" table:show-details="true"/>
                <table:data-pilot-member table:name="Asteróide | 5˚ Kino Beat" table:display="true" table:show-details="true"/>
                <table:data-pilot-member table:name="Através de Iberê | Francisco Dalcol + Frantz" table:display="true" table:show-details="true"/>
                <table:data-pilot-member table:name="AutenticaMente: Mindfulness Intermediário e Avançado" table:display="true" table:show-details="true"/>
                <table:data-pilot-member table:name="Beto Carrero World" table:display="true" table:show-details="true"/>
                <table:data-pilot-member table:name="Brincando de Todas as Artes - Criação livre para Crianças" table:display="true" table:show-details="true"/>
                <table:data-pilot-member table:name="Caminhada Noturna 2019" table:display="true" table:show-details="true"/>
                <table:data-pilot-member table:name="Carnaval de Rua do Bloco da Diversidade" table:display="true" table:show-details="true"/>
                <table:data-pilot-member table:name="Carnaval Underground II" table:display="true" table:show-details="true"/>
                <table:data-pilot-member table:name="CASCATA DA PEDRA BRANCA, POÇO DOS MORCEGOS E POÇO DAS ANDORINHAS" table:display="true" table:show-details="true"/>
                <table:data-pilot-member table:name="Cerimônia de Oferenda de Lamparinas" table:display="true" table:show-details="true"/>
                <table:data-pilot-member table:name="Cerimônia Roda de Rapé" table:display="true" table:show-details="true"/>
                <table:data-pilot-member table:name="Cine Iberê| Cinema mudo com música ao vivo" table:display="true" table:show-details="true"/>
                <table:data-pilot-member table:name="Congregarh 2019 - Liderança Ágil no Mundo Complexo" table:display="true" table:show-details="true"/>
                <table:data-pilot-member table:name="Conversa com a artista Denise Gadelha" table:display="true" table:show-details="true"/>
                <table:data-pilot-member table:name="Curso Apometria Xamãnica" table:display="true" table:show-details="true"/>
                <table:data-pilot-member table:name="Curso de Formação em Barras de Access" table:display="true" table:show-details="true"/>
                <table:data-pilot-member table:name="Curso de Reiki Nivel 1 - O Despertar" table:display="true" table:show-details="true"/>
                <table:data-pilot-member table:name="Curso de Reiki Nível I" table:display="true" table:show-details="true"/>
                <table:data-pilot-member table:name="Curso DNA AVANÇADO THETAHEALING™ EM PORTO ALEGRE" table:display="true" table:show-details="true"/>
                <table:data-pilot-member table:name="Curso Fitocosmética" table:display="true" table:show-details="true"/>
                <table:data-pilot-member table:name="Curso Intensivo de Fotografia Híbrida - Mód.I" table:display="true" table:show-details="true"/>
                <table:data-pilot-member table:name="Desbravando Jaquirana" table:display="true" table:show-details="true"/>
                <table:data-pilot-member table:name="Desenvolva seu Potencial Criativo - Florianópolis" table:display="true" table:show-details="true"/>
                <table:data-pilot-member table:name="Design Your Life: na prática! - 5ª edição" table:display="true" table:show-details="true"/>
                <table:data-pilot-member table:name="Dia Internacional do Yoga" table:display="true" table:show-details="true"/>
                <table:data-pilot-member table:name="Eneagrama autoconhecimento de sua  essência" table:display="true" table:show-details="true"/>
                <table:data-pilot-member table:name="Espanhol com Arte" table:display="true" table:show-details="true"/>
                <table:data-pilot-member table:name="Exposição O auge e o abismo" table:display="true" table:show-details="true"/>
                <table:data-pilot-member table:name="Feira do Aeromovel 10ª ed. - 26/01" table:display="true" table:show-details="true"/>
                <table:data-pilot-member table:name="Feira do Vinil de Poa no Casa Azul - 20/01" table:display="true" table:show-details="true"/>
                <table:data-pilot-member table:name="Feira Vegana Noturna" table:display="true" table:show-details="true"/>
                <table:data-pilot-member table:name="Férias na Biblioteca | Sesc Canoas" table:display="true" table:show-details="true"/>
                <table:data-pilot-member table:name="Festa da Uva | Fernando e Sorocaba + Amado Batista" table:display="true" table:show-details="true"/>
                <table:data-pilot-member table:name="Festa da Uva | Zé Neto e Cristiano + Anitta" table:display="true" table:show-details="true"/>
                <table:data-pilot-member table:name="Festa Da Uva 2019 – Oficial" table:display="true" table:show-details="true"/>
                <table:data-pilot-member table:name="Festiqueijo" table:display="true" table:show-details="true"/>
                <table:data-pilot-member table:name="Festival de Cerveja e Gastronomia + La Movida Bazar &amp; Artes" table:display="true" table:show-details="true"/>
                <table:data-pilot-member table:name="Festival Gaia - Sítio Terra Cristal" table:display="true" table:show-details="true"/>
                <table:data-pilot-member table:name="FICA Comitê - Financiamento Coletivo Autônomo e Festa de 9 anos" table:display="true" table:show-details="true"/>
                <table:data-pilot-member table:name="Filtro dos Sonhos" table:display="true" table:show-details="true"/>
                <table:data-pilot-member table:name="Formação - Métodos Ágeis para Gestão de Pessoas" table:display="true" table:show-details="true"/>
                <table:data-pilot-member table:name="Frida Kahlo À Revolução! no 20º Porto Verão Alegre" table:display="true" table:show-details="true"/>
                <table:data-pilot-member table:name="Gamestorming - Os jogos tem muito a nos ensinar" table:display="true" table:show-details="true"/>
                <table:data-pilot-member table:name="Gramado Summit 2019" table:display="true" table:show-details="true"/>
                <table:data-pilot-member table:name="Hackatown Porto Alegre | Mobilidade" table:display="true" table:show-details="true"/>
                <table:data-pilot-member table:name="Harakiri (1962) no Capitólio" table:display="true" table:show-details="true"/>
                <table:data-pilot-member table:name="Historietas Assombradas | Sesc Canoas" table:display="true" table:show-details="true"/>
                <table:data-pilot-member table:name="Inauguração do coLIBRE Artístico" table:display="true" table:show-details="true"/>
                <table:data-pilot-member table:name="Independência financeira para mulheres l Roda de conversa" table:display="true" table:show-details="true"/>
                <table:data-pilot-member table:name="Introdução às Práticas de Meditação" table:display="true" table:show-details="true"/>
                <table:data-pilot-member table:name="Manual Prático da Mulher Moderna | Sesc Canoas" table:display="true" table:show-details="true"/>
                <table:data-pilot-member table:name="Meditação" table:display="true" table:show-details="true"/>
                <table:data-pilot-member table:name="Meditação, Disciplina e Consciência Alimentar" table:display="true" table:show-details="true"/>
                <table:data-pilot-member table:name="Meetup #1 Mulheres de Produto (Porto Alegre)" table:display="true" table:show-details="true"/>
                <table:data-pilot-member table:name="Mega Revel - Feira Cultural - Edição Férias Praça Júlio Mesquita" table:display="true" table:show-details="true"/>
                <table:data-pilot-member table:name="Meu dinheiro sumiu e agora? Controle para não ser controlado" table:display="true" table:show-details="true"/>
                <table:data-pilot-member table:name="Mindfulness no Pôr do Sol" table:display="true" table:show-details="true"/>
                <table:data-pilot-member table:name="Mostra Hayao Miyazaki | Sesc Canoas" table:display="true" table:show-details="true"/>
                <table:data-pilot-member table:name="Motofest Ceu Azul Pr" table:display="true" table:show-details="true"/>
                <table:data-pilot-member table:name="Mountain Do Praia do Rosa 2019" table:display="true" table:show-details="true"/>
                <table:data-pilot-member table:name="Música na Praça Estado de Israel" table:display="true" table:show-details="true"/>
                <table:data-pilot-member table:name="Nossa Irmã Mais Nova | Sesc Canoas" table:display="true" table:show-details="true"/>
                <table:data-pilot-member table:name="O Fantasma da Ópera : Excursão Oficial" table:display="true" table:show-details="true"/>
                <table:data-pilot-member table:name="Oficina - Fotografia, cidade, história" table:display="true" table:show-details="true"/>
                <table:data-pilot-member table:name="Oficina de Invertidas" table:display="true" table:show-details="true"/>
                <table:data-pilot-member table:name="Oficinas de Verão 2019 @Cordas" table:display="true" table:show-details="true"/>
                <table:data-pilot-member table:name="Os Dois Gêmeos Venezianos | Sesc Canoas" table:display="true" table:show-details="true"/>
                <table:data-pilot-member table:name="Os homens do triângulo rosa no Porto Verão Alegre 2019" table:display="true" table:show-details="true"/>
                <table:data-pilot-member table:name="Palestra Informativa Gratuita Grupos de Estudos 2019" table:display="true" table:show-details="true"/>
                <table:data-pilot-member table:name="Picnic Cultural no Museu - Edição nº18" table:display="true" table:show-details="true"/>
                <table:data-pilot-member table:name="Pois é Vizinha | Sesc Canoas" table:display="true" table:show-details="true"/>
                <table:data-pilot-member table:name="Quer Surpreender o Mercado?" table:display="true" table:show-details="true"/>
                <table:data-pilot-member table:name="Quinta SWAG!" table:display="true" table:show-details="true"/>
                <table:data-pilot-member table:name="Recepção De Srila Gurudev No RS!" table:display="true" table:show-details="true"/>
                <table:data-pilot-member table:name="Reiki I" table:display="true" table:show-details="true"/>
                <table:data-pilot-member table:name="RH Fora da Caixa: D I V E R S I D A D E" table:display="true" table:show-details="true"/>
                <table:data-pilot-member table:name="Rodada Empreendedora" table:display="true" table:show-details="true"/>
                <table:data-pilot-member table:name="Salto do Yucumã e Ametista do Sul" table:display="true" table:show-details="true"/>
                <table:data-pilot-member table:name="São José dos Ausentes | Páscoa 2019" table:display="true" table:show-details="true"/>
                <table:data-pilot-member table:name="Satsanga - História de Shiva" table:display="true" table:show-details="true"/>
                <table:data-pilot-member table:name="Se meu Ponto G falasse | Sesc Canoas" table:display="true" table:show-details="true"/>
                <table:data-pilot-member table:name="Seen Experience 2019" table:display="true" table:show-details="true"/>
                <table:data-pilot-member table:name="SERRA DO RIO DO RASTRO, SERRA DO CORVO BRANCO,PIRÂMIDES SAGRADAS" table:display="true" table:show-details="true"/>
                <table:data-pilot-member table:name="Sessão especial de &quot;Roma&quot; na Cinemateca Capitólio Petrobras" table:display="true" table:show-details="true"/>
                <table:data-pilot-member table:name="St. Patrick's Day" table:display="true" table:show-details="true"/>
                <table:data-pilot-member table:name="TOC Uma Comédia Obsessiva Compulsiva" table:display="true" table:show-details="true"/>
                <table:data-pilot-member table:name="Travessia Cassino x Chuí" table:display="true" table:show-details="true"/>
                <table:data-pilot-member table:name="Trekking Ninho das Águias 2019" table:display="true" table:show-details="true"/>
                <table:data-pilot-member table:name="Trekking Sítio Grünes Paradies 2019" table:display="true" table:show-details="true"/>
                <table:data-pilot-member table:name="Trilhas Ecológicas em Maquiné com a @triploverstur 13/01" table:display="true" table:show-details="true"/>
                <table:data-pilot-member table:name="TTT - Travessia Torres Tramandaí" table:display="true" table:show-details="true"/>
                <table:data-pilot-member table:name="Um Panorama Visto da Ponte em Porto Alegre/RS" table:display="true" table:show-details="true"/>
                <table:data-pilot-member table:name="Vivência Purificando os Pensamentos" table:display="true" table:show-details="true"/>
                <table:data-pilot-member table:name="Workshop - Bandhas" table:display="true" table:show-details="true"/>
                <table:data-pilot-member table:name="Workshop Design Thinking para o RH - 15ª edição" table:display="true" table:show-details="true"/>
                <table:data-pilot-member table:name="Workshop Os pilares para inovação em cooperativas - 2ª edição" table:display="true" table:show-details="true"/>
                <table:data-pilot-member table:name="Workshop: Empatia para Liderança Disruptiva." table:display="true" table:show-details="true"/>
                <table:data-pilot-member table:name="Yoga no Parque Malwe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a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 style:data-style-name="N2" text:time-value="20:03:26.2340428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12T00:42:29.595349392</dc:date>
    <meta:editing-duration>PT2H13M12S</meta:editing-duration>
    <meta:editing-cycles>15</meta:editing-cycles>
    <meta:document-statistic meta:table-count="5" meta:cell-count="3187" meta:object-count="0"/>
  </office:meta>
</office:document-meta>
</file>